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zxx" fo:country="none" fo:font-weight="bold" officeooo:rsid="0002c38b" officeooo:paragraph-rsid="000e913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" style:family="paragraph" style:parent-style-name="Standard">
      <style:text-properties style:font-name="Liberation Serif" fo:font-size="12pt" fo:language="zxx" fo:country="none" fo:font-weight="bold" officeooo:rsid="00041846" officeooo:paragraph-rsid="000e913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" style:family="paragraph" style:parent-style-name="Standard">
      <style:text-properties style:font-name="Liberation Serif" fo:font-size="12pt" fo:language="zxx" fo:country="none" fo:font-weight="bold" officeooo:rsid="0004b9dd" officeooo:paragraph-rsid="000e913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" style:family="paragraph" style:parent-style-name="Standard">
      <style:text-properties style:font-name="Liberation Serif" fo:font-size="12pt" fo:language="zxx" fo:country="none" fo:font-weight="bold" officeooo:rsid="0006b0d8" officeooo:paragraph-rsid="000e913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Standard">
      <style:text-properties style:font-name="Liberation Serif" fo:font-size="12pt" fo:language="zxx" fo:country="none" fo:font-weight="bold" officeooo:rsid="0006d80d" officeooo:paragraph-rsid="000e913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Standard">
      <style:text-properties style:font-name="Liberation Serif" fo:font-size="12pt" fo:language="zxx" fo:country="none" fo:font-weight="bold" officeooo:rsid="000701f3" officeooo:paragraph-rsid="000e913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Standard">
      <style:text-properties style:font-name="Liberation Serif" fo:font-size="12pt" fo:language="zxx" fo:country="none" fo:font-weight="bold" officeooo:rsid="000b320f" officeooo:paragraph-rsid="000e913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language="zxx" fo:country="none" fo:font-weight="bold" officeooo:rsid="000b320f" officeooo:paragraph-rsid="000e913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0b320f" officeooo:paragraph-rsid="000e913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0c431d" officeooo:paragraph-rsid="000e913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Standard">
      <style:text-properties style:font-name="Liberation Serif" fo:font-size="12pt" fo:language="zxx" fo:country="none" fo:font-weight="bold" officeooo:rsid="0012112c" officeooo:paragraph-rsid="0012112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143628" officeooo:paragraph-rsid="0014362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19bea8" officeooo:paragraph-rsid="0019bea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1c824c" officeooo:paragraph-rsid="001c824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1bb3bd" officeooo:paragraph-rsid="001bb3b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1d5f0e" officeooo:paragraph-rsid="001d5f0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1f63b3" officeooo:paragraph-rsid="001f63b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290d76" officeooo:paragraph-rsid="0021525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2e5d1c" officeooo:paragraph-rsid="002e5d1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215253" officeooo:paragraph-rsid="0021525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2799d2" officeooo:paragraph-rsid="002799d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221f8a" officeooo:paragraph-rsid="00221f8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236e24" officeooo:paragraph-rsid="00236e2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24f89f" officeooo:paragraph-rsid="00236e2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24f89f" officeooo:paragraph-rsid="0024f89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2403e8" officeooo:paragraph-rsid="002403e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3aa722" officeooo:paragraph-rsid="003aa72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3af036" officeooo:paragraph-rsid="003af03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3c8ce8" officeooo:paragraph-rsid="003c8ce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3ccfd7" officeooo:paragraph-rsid="003ccfd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3e8a5c" officeooo:paragraph-rsid="003e8a5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4307ec" officeooo:paragraph-rsid="004307e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433f24" officeooo:paragraph-rsid="00433f2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433f24" officeooo:paragraph-rsid="0046ff1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455dbb" officeooo:paragraph-rsid="00455db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3a26c7" officeooo:paragraph-rsid="0046ff1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3aa2cf" officeooo:paragraph-rsid="0046ff1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3b5d53" officeooo:paragraph-rsid="0046ff1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3ba713" officeooo:paragraph-rsid="0046ff1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3d8edb" officeooo:paragraph-rsid="0046ff1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1" style:family="paragraph" style:parent-style-name="Standard">
      <style:text-properties style:font-name="Liberation Serif" fo:font-size="12pt" fo:language="zxx" fo:country="none" fo:font-weight="bold" officeooo:rsid="0006b0d8" officeooo:paragraph-rsid="000e913b" style:font-size-asian="12pt" style:language-asian="zxx" style:country-asian="none" style:font-weight-asian="bold" style:font-size-complex="12pt" style:language-complex="zxx" style:country-complex="none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0c431d" officeooo:paragraph-rsid="000e913b" style:font-size-asian="12pt" style:language-asian="zxx" style:country-asian="none" style:font-weight-asian="bold" style:font-size-complex="12pt" style:language-complex="zxx" style:country-complex="none" style:font-weight-complex="normal"/>
    </style:style>
    <style:style style:name="P43" style:family="paragraph" style:parent-style-name="Standard">
      <style:text-properties style:font-name="Liberation Serif" fo:font-size="12pt" fo:language="zxx" fo:country="none" fo:font-weight="bold" officeooo:rsid="000bcaa8" officeooo:paragraph-rsid="000bcaa8" style:font-size-asian="12pt" style:language-asian="zxx" style:country-asian="none" style:font-weight-asian="bold" style:font-size-complex="12pt" style:language-complex="zxx" style:country-complex="none" style:font-weight-complex="normal"/>
    </style:style>
    <style:style style:name="P44" style:family="paragraph" style:parent-style-name="Standard">
      <style:text-properties style:font-name="Liberation Serif" fo:font-size="12pt" fo:language="zxx" fo:country="none" fo:font-weight="bold" officeooo:rsid="001326f0" officeooo:paragraph-rsid="001326f0" style:font-size-asian="12pt" style:language-asian="zxx" style:country-asian="none" style:font-weight-asian="bold" style:font-size-complex="12pt" style:language-complex="zxx" style:country-complex="none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476f90" officeooo:paragraph-rsid="00476f90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476f90" officeooo:paragraph-rsid="00489d89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4ae5b5" officeooo:paragraph-rsid="004ae5b5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4ccfb3" officeooo:paragraph-rsid="004ccfb3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4efee5" officeooo:paragraph-rsid="004efee5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51e775" officeooo:paragraph-rsid="0051e775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4d2b73" officeooo:paragraph-rsid="0051e775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4d2b73" officeooo:paragraph-rsid="005f9a02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559376" officeooo:paragraph-rsid="00559376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569699" officeooo:paragraph-rsid="00569699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5712bb" officeooo:paragraph-rsid="005712bb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58d5b9" officeooo:paragraph-rsid="0058d5b9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5d1d05" officeooo:paragraph-rsid="005d1d05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5f9a02" officeooo:paragraph-rsid="005f9a02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9" style:family="paragraph" style:parent-style-name="Standard">
      <style:text-properties style:font-name="Liberation Serif" fo:font-size="12pt" fo:language="zxx" fo:country="none" fo:font-weight="normal" officeooo:rsid="0002c38b" officeooo:paragraph-rsid="000e913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0" style:family="paragraph" style:parent-style-name="Standard">
      <style:text-properties style:font-name="Liberation Serif" fo:font-size="12pt" fo:language="zxx" fo:country="none" fo:font-weight="normal" officeooo:rsid="00041846" officeooo:paragraph-rsid="000e913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1" style:family="paragraph" style:parent-style-name="Standard">
      <style:text-properties style:font-name="Liberation Serif" fo:font-size="12pt" fo:language="zxx" fo:country="none" fo:font-weight="normal" officeooo:rsid="0004b9dd" officeooo:paragraph-rsid="000e913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06b0d8" officeooo:paragraph-rsid="000e913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3" style:family="paragraph" style:parent-style-name="Standard">
      <style:text-properties style:font-name="Liberation Serif" fo:font-size="12pt" fo:language="zxx" fo:country="none" fo:font-weight="normal" officeooo:rsid="0006b0d8" officeooo:paragraph-rsid="000e913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4" style:family="paragraph" style:parent-style-name="Standard">
      <style:text-properties style:font-name="Liberation Serif" fo:font-size="12pt" fo:language="zxx" fo:country="none" fo:font-weight="normal" officeooo:rsid="0006d80d" officeooo:paragraph-rsid="000e913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5" style:family="paragraph" style:parent-style-name="Standard">
      <style:text-properties style:font-name="Liberation Serif" fo:font-size="12pt" fo:language="zxx" fo:country="none" fo:font-weight="normal" officeooo:rsid="000701f3" officeooo:paragraph-rsid="000e913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Liberation Serif" fo:font-size="12pt" fo:language="zxx" fo:country="none" fo:font-weight="normal" officeooo:rsid="000b320f" officeooo:paragraph-rsid="000e913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0b320f" officeooo:paragraph-rsid="000e913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0c431d" officeooo:paragraph-rsid="000e913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9" style:family="paragraph" style:parent-style-name="Standard">
      <style:text-properties style:font-name="Liberation Serif" fo:font-size="12pt" fo:language="zxx" fo:country="none" fo:font-weight="normal" officeooo:rsid="000bcaa8" officeooo:paragraph-rsid="000bcaa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0" style:family="paragraph" style:parent-style-name="Standard">
      <style:text-properties style:font-name="Liberation Serif" fo:font-size="12pt" fo:language="zxx" fo:country="none" fo:font-weight="normal" officeooo:rsid="00102c82" officeooo:paragraph-rsid="00102c8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1" style:family="paragraph" style:parent-style-name="Standard">
      <style:text-properties style:font-name="Liberation Serif" fo:font-size="12pt" fo:language="zxx" fo:country="none" fo:font-weight="normal" officeooo:rsid="0012112c" officeooo:paragraph-rsid="0012112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2" style:family="paragraph" style:parent-style-name="Standard">
      <style:text-properties style:font-name="Liberation Serif" fo:font-size="12pt" fo:language="zxx" fo:country="none" fo:font-weight="normal" officeooo:rsid="0012112c" officeooo:paragraph-rsid="0012dc8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3" style:family="paragraph" style:parent-style-name="Standard">
      <style:text-properties style:font-name="Liberation Serif" fo:font-size="12pt" fo:language="zxx" fo:country="none" fo:font-weight="normal" officeooo:rsid="0012112c" officeooo:paragraph-rsid="001326f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4" style:family="paragraph" style:parent-style-name="Standard">
      <style:text-properties style:font-name="Liberation Serif" fo:font-size="12pt" fo:language="zxx" fo:country="none" fo:font-weight="normal" officeooo:rsid="0012dc8e" officeooo:paragraph-rsid="0012dc8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5" style:family="paragraph" style:parent-style-name="Standard">
      <style:text-properties style:font-name="Liberation Serif" fo:font-size="12pt" fo:language="zxx" fo:country="none" fo:font-weight="normal" officeooo:rsid="001326f0" officeooo:paragraph-rsid="001326f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143628" officeooo:paragraph-rsid="001436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19bea8" officeooo:paragraph-rsid="0019bea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274b7a" officeooo:paragraph-rsid="00274b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1c824c" officeooo:paragraph-rsid="001c824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1d5f0e" officeooo:paragraph-rsid="001d5f0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1f63b3" officeooo:paragraph-rsid="001f63b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1f74dc" officeooo:paragraph-rsid="001f74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1f74dc" officeooo:paragraph-rsid="002152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215253" officeooo:paragraph-rsid="001f74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215253" officeooo:paragraph-rsid="002152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2799d2" officeooo:paragraph-rsid="002799d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2799d2" officeooo:paragraph-rsid="002152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290d76" officeooo:paragraph-rsid="002799d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2f6323" officeooo:paragraph-rsid="002799d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221f8a" officeooo:paragraph-rsid="00221f8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292b48" officeooo:paragraph-rsid="002403e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2403e8" officeooo:paragraph-rsid="002403e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24f89f" officeooo:paragraph-rsid="002403e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24f89f" officeooo:paragraph-rsid="0024f8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3aa722" officeooo:paragraph-rsid="003aa72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3af036" officeooo:paragraph-rsid="003af0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3af036" officeooo:paragraph-rsid="003c66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3c8ce8" officeooo:paragraph-rsid="003c8ce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3c8ce8" officeooo:paragraph-rsid="003ccfd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3ccfd7" officeooo:paragraph-rsid="003ccfd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3e8a5c" officeooo:paragraph-rsid="003e8a5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3e996a" officeooo:paragraph-rsid="003e996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4307ec" officeooo:paragraph-rsid="004307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433f24" officeooo:paragraph-rsid="0046ff1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433f24" officeooo:paragraph-rsid="00433f2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455dbb" officeooo:paragraph-rsid="00455d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3a26c7" officeooo:paragraph-rsid="0046ff1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3aa2cf" officeooo:paragraph-rsid="0046ff1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3ba713" officeooo:paragraph-rsid="0046ff1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3d8edb" officeooo:paragraph-rsid="0046ff1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476f90" officeooo:paragraph-rsid="00476f90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489d89" officeooo:paragraph-rsid="00489d89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4ae5b5" officeooo:paragraph-rsid="004ae5b5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4ae5b5" officeooo:paragraph-rsid="006c918c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4ccfb3" officeooo:paragraph-rsid="004ccfb3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4d2b73" officeooo:paragraph-rsid="004d2b73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4d2b73" officeooo:paragraph-rsid="0051e775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4d2b73" officeooo:paragraph-rsid="0053e53f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4efee5" officeooo:paragraph-rsid="004efee5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51e775" officeooo:paragraph-rsid="0051e775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53e53f" officeooo:paragraph-rsid="0053e53f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559376" officeooo:paragraph-rsid="00559376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569699" officeooo:paragraph-rsid="00569699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5712bb" officeooo:paragraph-rsid="005712bb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577c79" officeooo:paragraph-rsid="00577c79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58d5b9" officeooo:paragraph-rsid="0058d5b9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58d5b9" officeooo:paragraph-rsid="005a765a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5a765a" officeooo:paragraph-rsid="005a765a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5d1d05" officeooo:paragraph-rsid="005d1d05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5e7d6f" officeooo:paragraph-rsid="005e7d6f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5f9a02" officeooo:paragraph-rsid="005d1d05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5f9a02" officeooo:paragraph-rsid="005f9a02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5f9a02" officeooo:paragraph-rsid="005fe5eb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language="zxx" fo:country="none" officeooo:paragraph-rsid="000e913b" style:font-size-asian="12pt" style:language-asian="zxx" style:country-asian="none" style:font-size-complex="12pt" style:language-complex="zxx" style:country-complex="none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language="zxx" fo:country="none" officeooo:rsid="0003c040" officeooo:paragraph-rsid="000e913b" style:font-size-asian="12pt" style:language-asian="zxx" style:country-asian="none" style:font-size-complex="12pt" style:language-complex="zxx" style:country-complex="none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officeooo:paragraph-rsid="000e913b" style:font-size-asian="12pt" style:font-size-complex="12pt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0e913b" style:font-size-asian="12pt" style:font-weight-asian="bold" style:font-size-complex="12pt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1f8a" officeooo:paragraph-rsid="0032ee83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0e913b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4f89f" officeooo:paragraph-rsid="0024f89f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center" style:justify-single-word="false"/>
      <style:text-properties style:font-name="Liberation Serif" fo:font-size="16pt" fo:language="zxx" fo:country="none" fo:font-weight="bold" officeooo:rsid="000b320f" officeooo:paragraph-rsid="000e913b" fo:background-color="#ffff9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43" style:family="paragraph" style:parent-style-name="Standard">
      <style:paragraph-properties fo:text-align="center" style:justify-single-word="false"/>
      <style:text-properties style:font-name="Liberation Serif" fo:font-size="16pt" fo:language="zxx" fo:country="none" fo:font-weight="bold" officeooo:rsid="000b320f" officeooo:paragraph-rsid="0018b6d7" fo:background-color="#ffff9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44" style:family="paragraph" style:parent-style-name="Standard">
      <style:paragraph-properties fo:text-align="center" style:justify-single-word="false"/>
      <style:text-properties style:font-name="Liberation Serif" fo:font-size="13pt" fo:language="zxx" fo:country="none" fo:font-weight="bold" officeooo:rsid="000b320f" officeooo:paragraph-rsid="000e913b" fo:background-color="#ffff9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45" style:family="paragraph" style:parent-style-name="Standard">
      <style:paragraph-properties fo:text-align="center" style:justify-single-word="false"/>
      <style:text-properties style:font-name="Liberation Serif" fo:font-size="13pt" fo:language="zxx" fo:country="none" fo:font-weight="bold" officeooo:rsid="000b320f" officeooo:paragraph-rsid="0018b6d7" fo:background-color="#ffff9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46" style:family="paragraph" style:parent-style-name="Standard">
      <style:paragraph-properties fo:text-align="center" style:justify-single-word="false"/>
      <style:text-properties style:font-name="Liberation Serif" fo:font-size="13pt" fo:language="zxx" fo:country="none" fo:font-weight="bold" officeooo:rsid="0018b6d7" officeooo:paragraph-rsid="0018b6d7" fo:background-color="#ffff9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47" style:family="paragraph" style:parent-style-name="Standard">
      <style:paragraph-properties fo:text-align="center" style:justify-single-word="false"/>
      <style:text-properties style:font-name="Liberation Serif" fo:font-size="14pt" fo:language="zxx" fo:country="none" fo:font-weight="bold" officeooo:rsid="000b320f" officeooo:paragraph-rsid="000e913b" fo:background-color="#ffff9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4pt" fo:language="zxx" fo:country="none" fo:font-weight="bold" officeooo:rsid="00613c05" officeooo:paragraph-rsid="00613c05" fo:background-color="#fffff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4pt" fo:language="zxx" fo:country="none" fo:font-weight="bold" officeooo:rsid="005a765a" officeooo:paragraph-rsid="0058d5b9" fo:background-color="#fffff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0" style:family="paragraph" style:parent-style-name="Standard">
      <style:text-properties style:font-name="Liberation Serif" fo:font-size="8.5pt" fo:language="zxx" fo:country="none" fo:font-weight="bold" officeooo:rsid="001326f0" officeooo:paragraph-rsid="001326f0" style:font-size-asian="8.5pt" style:language-asian="zxx" style:country-asian="none" style:font-weight-asian="bold" style:font-size-complex="12pt" style:language-complex="zxx" style:country-complex="none" style:font-weight-complex="bold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8.5pt" fo:language="zxx" fo:country="none" fo:font-weight="bold" officeooo:rsid="001326f0" officeooo:paragraph-rsid="001326f0" style:font-size-asian="8.5pt" style:language-asian="zxx" style:country-asian="none" style:font-weight-asian="bold" style:font-size-complex="12pt" style:language-complex="zxx" style:country-complex="none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8.5pt" fo:font-weight="bold" style:font-size-asian="8.5pt" style:font-weight-asian="bold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8.5pt" fo:font-weight="bold" officeooo:paragraph-rsid="001326f0" style:font-size-asian="8.5pt" style:font-weight-asian="bold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8.5pt" fo:font-weight="bold" officeooo:rsid="001326f0" officeooo:paragraph-rsid="001326f0" style:font-size-asian="8.5pt" style:font-weight-asian="bold"/>
    </style:style>
    <style:style style:name="P155" style:family="paragraph" style:parent-style-name="Standard">
      <style:paragraph-properties fo:text-align="start" style:justify-single-word="false"/>
      <style:text-properties style:font-name="Liberation Serif"/>
    </style:style>
    <style:style style:name="P156" style:family="paragraph" style:parent-style-name="Standard">
      <style:paragraph-properties fo:text-align="start" style:justify-single-word="false"/>
      <style:text-properties style:font-name="Liberation Serif" officeooo:paragraph-rsid="001326f0"/>
    </style:style>
    <style:style style:name="P157" style:family="paragraph" style:parent-style-name="Standard">
      <style:paragraph-properties fo:text-align="start" style:justify-single-word="false"/>
      <style:text-properties style:font-name="Liberation Serif" officeooo:paragraph-rsid="001f63b3"/>
    </style:style>
    <style:style style:name="P158" style:family="paragraph" style:parent-style-name="Standard">
      <style:paragraph-properties fo:text-align="start" style:justify-single-word="false"/>
      <style:text-properties style:font-name="Liberation Serif" officeooo:paragraph-rsid="001f74dc"/>
    </style:style>
    <style:style style:name="P159" style:family="paragraph" style:parent-style-name="Standard">
      <style:paragraph-properties fo:text-align="start" style:justify-single-word="false"/>
      <style:text-properties style:font-name="Liberation Serif" officeooo:paragraph-rsid="00215253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9pt" fo:language="zxx" fo:country="none" fo:font-weight="normal" officeooo:rsid="001f63b3" officeooo:paragraph-rsid="001f63b3" style:font-size-asian="9pt" style:language-asian="zxx" style:country-asian="none" style:font-weight-asian="normal" style:font-size-complex="12pt" style:language-complex="zxx" style:country-complex="none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9pt" fo:language="zxx" fo:country="none" fo:font-weight="bold" officeooo:rsid="00290d76" officeooo:paragraph-rsid="00215253" style:font-size-asian="9pt" style:language-asian="zxx" style:country-asian="none" style:font-weight-asian="bold" style:font-size-complex="12pt" style:language-complex="zxx" style:country-complex="none" style:font-weight-complex="bold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9pt" fo:language="zxx" fo:country="none" fo:font-weight="bold" officeooo:rsid="00236e24" officeooo:paragraph-rsid="00236e24" style:font-size-asian="9pt" style:language-asian="zxx" style:country-asian="none" style:font-weight-asian="bold" style:font-size-complex="12pt" style:language-complex="zxx" style:country-complex="none" style:font-weight-complex="bold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9pt" fo:language="zxx" fo:country="none" fo:font-weight="bold" officeooo:rsid="0024f89f" officeooo:paragraph-rsid="0024f89f" style:font-size-asian="9pt" style:language-asian="zxx" style:country-asian="none" style:font-weight-asian="bold" style:font-size-complex="12pt" style:language-complex="zxx" style:country-complex="none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9pt" fo:language="zxx" fo:country="none" fo:font-weight="bold" officeooo:rsid="0032ee83" officeooo:paragraph-rsid="0032ee83" style:font-size-asian="9pt" style:language-asian="zxx" style:country-asian="none" style:font-weight-asian="bold" style:font-size-complex="12pt" style:language-complex="zxx" style:country-complex="none" style:font-weight-complex="bold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9pt" fo:language="zxx" fo:country="none" fo:font-weight="bold" officeooo:rsid="003aa2cf" officeooo:paragraph-rsid="0046ff19" style:font-size-asian="9pt" style:language-asian="zxx" style:country-asian="none" style:font-weight-asian="bold" style:font-size-complex="12pt" style:language-complex="zxx" style:country-complex="none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9pt" style:font-size-asian="9pt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9pt" officeooo:paragraph-rsid="001f63b3" style:font-size-asian="9pt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9pt" officeooo:paragraph-rsid="001f74dc" style:font-size-asian="9pt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6e24" officeooo:paragraph-rsid="00236e24" style:font-size-asian="9pt" style:font-weight-asian="bold" style:font-weight-complex="bold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9pt" fo:font-weight="bold" officeooo:rsid="0024f89f" officeooo:paragraph-rsid="0024f89f" style:font-size-asian="9pt" style:font-weight-asian="bold" style:font-weight-complex="bold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weight="bold" officeooo:rsid="00215253" officeooo:paragraph-rsid="00215253" style:font-weight-asian="bold" style:font-weight-complex="bold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weight="bold" officeooo:rsid="00221f8a" officeooo:paragraph-rsid="00221f8a" style:font-weight-asian="bold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weight="bold" officeooo:rsid="00236e24" officeooo:paragraph-rsid="00236e24" style:font-weight-asian="bold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weight="normal" officeooo:rsid="002799d2" officeooo:paragraph-rsid="002799d2" style:font-weight-asian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weight="normal" officeooo:rsid="002799d2" officeooo:paragraph-rsid="002f6323" style:font-weight-asian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weight="normal" officeooo:rsid="00215253" officeooo:paragraph-rsid="00215253" style:font-weight-asian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weight="normal" officeooo:rsid="002403e8" officeooo:paragraph-rsid="002403e8" style:font-weight-asian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weight="normal" officeooo:rsid="00292b48" officeooo:paragraph-rsid="00292b48" style:font-weight-asian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0pt" fo:language="zxx" fo:country="none" fo:font-weight="bold" officeooo:rsid="003af036" officeooo:paragraph-rsid="003af0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0pt" fo:language="zxx" fo:country="none" fo:font-weight="bold" officeooo:rsid="003af036" officeooo:paragraph-rsid="003c668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Liberation Serif" fo:font-size="12pt" fo:language="zxx" fo:country="none" fo:font-weight="normal" officeooo:rsid="001326f0" officeooo:paragraph-rsid="001326f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82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Liberation Serif" fo:font-size="12pt" fo:language="zxx" fo:country="none" fo:font-weight="normal" officeooo:rsid="004d2b73" officeooo:paragraph-rsid="0051e775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83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Liberation Serif" fo:font-size="12pt" fo:language="zxx" fo:country="none" fo:font-weight="normal" officeooo:rsid="0005a082" officeooo:paragraph-rsid="0005a08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84" style:family="paragraph" style:parent-style-name="Preformatted_20_Text">
      <style:paragraph-properties fo:text-align="center" style:justify-single-word="false"/>
      <style:text-properties style:font-name="Liberation Serif" fo:font-size="16pt" fo:language="zxx" fo:country="none" fo:font-weight="bold" officeooo:rsid="000e913b" officeooo:paragraph-rsid="000e913b" fo:background-color="#ffff9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85" style:family="paragraph" style:parent-style-name="Preformatted_20_Text">
      <style:paragraph-properties fo:text-align="center" style:justify-single-word="false"/>
      <style:text-properties style:font-name="Liberation Serif" fo:font-size="16pt" fo:language="zxx" fo:country="none" fo:font-weight="bold" officeooo:rsid="003aa722" officeooo:paragraph-rsid="003aa722" fo:background-color="#ffff9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86" style:family="paragraph" style:parent-style-name="Preformatted_20_Text">
      <style:paragraph-properties fo:text-align="center" style:justify-single-word="false"/>
      <style:text-properties style:font-name="Liberation Serif" fo:font-size="16pt" fo:language="zxx" fo:country="none" fo:font-weight="bold" officeooo:rsid="00476f90" officeooo:paragraph-rsid="00476f90" fo:background-color="#ffff9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87" style:family="paragraph" style:parent-style-name="Preformatted_20_Text">
      <style:paragraph-properties fo:text-align="center" style:justify-single-word="false"/>
      <style:text-properties style:font-name="Liberation Serif" fo:font-size="13pt" fo:language="zxx" fo:country="none" fo:font-weight="bold" officeooo:rsid="0003c040" officeooo:paragraph-rsid="0003c040" fo:background-color="#ffff9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88" style:family="paragraph" style:parent-style-name="Preformatted_20_Text">
      <style:paragraph-properties fo:text-align="center" style:justify-single-word="false"/>
      <style:text-properties style:font-name="Liberation Serif" fo:font-size="13pt" fo:language="zxx" fo:country="none" fo:font-weight="bold" officeooo:rsid="0003c040" officeooo:paragraph-rsid="003aa722" fo:background-color="#ffff9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89" style:family="paragraph" style:parent-style-name="Preformatted_20_Text">
      <style:paragraph-properties fo:text-align="center" style:justify-single-word="false"/>
      <style:text-properties style:font-name="Liberation Serif" fo:font-size="13pt" fo:language="zxx" fo:country="none" fo:font-weight="bold" officeooo:rsid="0003c040" officeooo:paragraph-rsid="00476f90" fo:background-color="#ffff9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90" style:family="paragraph" style:parent-style-name="Preformatted_20_Text">
      <style:paragraph-properties fo:text-align="center" style:justify-single-word="false"/>
      <style:text-properties style:font-name="Liberation Serif" fo:font-size="13pt" fo:language="zxx" fo:country="none" fo:font-weight="normal" officeooo:rsid="00476f90" officeooo:paragraph-rsid="00476f90" fo:background-color="#ffffff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91" style:family="paragraph" style:parent-style-name="Preformatted_20_Text">
      <style:text-properties style:font-name="Liberation Serif" fo:font-size="12pt" fo:language="zxx" fo:country="none" officeooo:rsid="0003c040" officeooo:paragraph-rsid="0003c040" style:font-size-asian="12pt" style:language-asian="zxx" style:country-asian="none" style:font-size-complex="12pt" style:language-complex="zxx" style:country-complex="none"/>
    </style:style>
    <style:style style:name="P192" style:family="paragraph" style:parent-style-name="Preformatted_20_Text">
      <style:text-properties style:font-name="Liberation Serif" fo:font-size="12pt" fo:language="zxx" fo:country="none" fo:font-weight="bold" officeooo:rsid="0003c040" officeooo:paragraph-rsid="0003c04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93" style:family="paragraph" style:parent-style-name="Preformatted_20_Text">
      <style:text-properties style:font-name="Liberation Serif" fo:font-size="12pt" fo:language="zxx" fo:country="none" fo:font-weight="bold" officeooo:rsid="00041c81" officeooo:paragraph-rsid="00041c8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94" style:family="paragraph" style:parent-style-name="Preformatted_20_Text">
      <style:text-properties style:font-name="Liberation Serif" fo:font-size="12pt" fo:language="zxx" fo:country="none" fo:font-weight="bold" officeooo:rsid="0005a082" officeooo:paragraph-rsid="0005a08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95" style:family="paragraph" style:parent-style-name="Preformatted_20_Text">
      <style:text-properties style:font-name="Liberation Serif" fo:font-size="12pt" fo:language="zxx" fo:country="none" fo:font-weight="bold" officeooo:rsid="00070aff" officeooo:paragraph-rsid="00070a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96" style:family="paragraph" style:parent-style-name="Preformatted_20_Text">
      <style:text-properties style:font-name="Liberation Serif" fo:font-size="12pt" fo:language="zxx" fo:country="none" fo:font-weight="bold" officeooo:rsid="000a5ec5" officeooo:paragraph-rsid="000a5ec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97" style:family="paragraph" style:parent-style-name="Preformatted_20_Text">
      <style:text-properties style:font-name="Liberation Serif" fo:font-size="12pt" fo:language="zxx" fo:country="none" fo:font-weight="bold" officeooo:rsid="000ac83f" officeooo:paragraph-rsid="000ac83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98" style:family="paragraph" style:parent-style-name="Preformatted_20_Text">
      <style:text-properties style:font-name="Liberation Serif" fo:font-size="12pt" fo:language="zxx" fo:country="none" fo:font-weight="bold" officeooo:rsid="000bcaa8" officeooo:paragraph-rsid="000bcaa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99" style:family="paragraph" style:parent-style-name="Preformatted_20_Text">
      <style:paragraph-properties fo:text-align="center" style:justify-single-word="false"/>
      <style:text-properties style:font-name="Liberation Serif" fo:font-size="12pt" fo:language="zxx" fo:country="none" fo:font-weight="bold" officeooo:rsid="00476f90" officeooo:paragraph-rsid="006e0579" fo:background-color="#ffff9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00" style:family="paragraph" style:parent-style-name="Preformatted_20_Text">
      <style:paragraph-properties fo:text-align="start" style:justify-single-word="false"/>
      <style:text-properties style:font-name="Liberation Serif" fo:font-size="12pt" fo:language="zxx" fo:country="none" fo:font-weight="bold" officeooo:rsid="006e0579" officeooo:paragraph-rsid="006e0579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01" style:family="paragraph" style:parent-style-name="Preformatted_20_Text">
      <style:paragraph-properties fo:text-align="start" style:justify-single-word="false"/>
      <style:text-properties style:font-name="Liberation Serif" fo:font-size="12pt" fo:language="zxx" fo:country="none" fo:font-weight="bold" officeooo:rsid="0070f31d" officeooo:paragraph-rsid="0070f31d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02" style:family="paragraph" style:parent-style-name="Preformatted_20_Text">
      <style:paragraph-properties fo:text-align="start" style:justify-single-word="false"/>
      <style:text-properties style:font-name="Liberation Serif" fo:font-size="12pt" fo:language="zxx" fo:country="none" fo:font-weight="bold" officeooo:rsid="0072fe75" officeooo:paragraph-rsid="0072fe75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03" style:family="paragraph" style:parent-style-name="Preformatted_20_Text">
      <style:paragraph-properties fo:text-align="start" style:justify-single-word="false"/>
      <style:text-properties style:font-name="Liberation Serif" fo:font-size="12pt" fo:language="zxx" fo:country="none" fo:font-weight="bold" officeooo:rsid="00734d70" officeooo:paragraph-rsid="00734d70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04" style:family="paragraph" style:parent-style-name="Preformatted_20_Text">
      <style:paragraph-properties fo:text-align="start" style:justify-single-word="false"/>
      <style:text-properties style:font-name="Liberation Serif" fo:font-size="12pt" fo:language="zxx" fo:country="none" fo:font-weight="bold" officeooo:rsid="007c7a5d" officeooo:paragraph-rsid="007c7a5d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05" style:family="paragraph" style:parent-style-name="Preformatted_20_Text">
      <style:text-properties style:font-name="Liberation Serif" fo:font-size="12pt" fo:language="zxx" fo:country="none" fo:font-weight="normal" officeooo:rsid="0003c040" officeooo:paragraph-rsid="0003c04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06" style:family="paragraph" style:parent-style-name="Preformatted_20_Text">
      <style:text-properties style:font-name="Liberation Serif" fo:font-size="12pt" fo:language="zxx" fo:country="none" fo:font-weight="normal" officeooo:rsid="00041c81" officeooo:paragraph-rsid="00041c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07" style:family="paragraph" style:parent-style-name="Preformatted_20_Text">
      <style:text-properties style:font-name="Liberation Serif" fo:font-size="12pt" fo:language="zxx" fo:country="none" fo:font-weight="normal" officeooo:rsid="0005a082" officeooo:paragraph-rsid="0005a08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08" style:family="paragraph" style:parent-style-name="Preformatted_20_Text">
      <style:text-properties style:font-name="Liberation Serif" fo:font-size="12pt" fo:language="zxx" fo:country="none" fo:font-weight="normal" officeooo:rsid="00070aff" officeooo:paragraph-rsid="00070a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09" style:family="paragraph" style:parent-style-name="Preformatted_20_Text">
      <style:text-properties style:font-name="Liberation Serif" fo:font-size="12pt" fo:language="zxx" fo:country="none" fo:font-weight="normal" officeooo:rsid="0008723d" officeooo:paragraph-rsid="0008723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10" style:family="paragraph" style:parent-style-name="Preformatted_20_Text">
      <style:text-properties style:font-name="Liberation Serif" fo:font-size="12pt" fo:language="zxx" fo:country="none" fo:font-weight="normal" officeooo:rsid="000a5ec5" officeooo:paragraph-rsid="000a5e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11" style:family="paragraph" style:parent-style-name="Preformatted_20_Text">
      <style:text-properties style:font-name="Liberation Serif" fo:font-size="12pt" fo:language="zxx" fo:country="none" fo:font-weight="normal" officeooo:rsid="000ac83f" officeooo:paragraph-rsid="000ac83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12" style:family="paragraph" style:parent-style-name="Preformatted_20_Text">
      <style:text-properties style:font-name="Liberation Serif" fo:font-size="12pt" fo:language="zxx" fo:country="none" fo:font-weight="normal" officeooo:rsid="000bcaa8" officeooo:paragraph-rsid="000bcaa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13" style:family="paragraph" style:parent-style-name="Preformatted_20_Text">
      <style:paragraph-properties fo:text-align="start" style:justify-single-word="false"/>
      <style:text-properties style:font-name="Liberation Serif" fo:font-size="12pt" fo:language="zxx" fo:country="none" fo:font-weight="normal" officeooo:rsid="006e0579" officeooo:paragraph-rsid="006e0579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4" style:family="paragraph" style:parent-style-name="Preformatted_20_Text">
      <style:paragraph-properties fo:text-align="start" style:justify-single-word="false"/>
      <style:text-properties style:font-name="Liberation Serif" fo:font-size="12pt" fo:language="zxx" fo:country="none" fo:font-weight="normal" officeooo:rsid="0070f31d" officeooo:paragraph-rsid="0070f31d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5" style:family="paragraph" style:parent-style-name="Preformatted_20_Text">
      <style:paragraph-properties fo:text-align="start" style:justify-single-word="false"/>
      <style:text-properties style:font-name="Liberation Serif" fo:font-size="12pt" fo:language="zxx" fo:country="none" fo:font-weight="normal" officeooo:rsid="0072fe75" officeooo:paragraph-rsid="0072fe75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6" style:family="paragraph" style:parent-style-name="Preformatted_20_Text">
      <style:paragraph-properties fo:text-align="start" style:justify-single-word="false"/>
      <style:text-properties style:font-name="Liberation Serif" fo:font-size="12pt" fo:language="zxx" fo:country="none" fo:font-weight="normal" officeooo:rsid="00734d70" officeooo:paragraph-rsid="00734d70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7" style:family="paragraph" style:parent-style-name="Preformatted_20_Text">
      <style:paragraph-properties fo:text-align="start" style:justify-single-word="false"/>
      <style:text-properties style:font-name="Liberation Serif" fo:font-size="12pt" fo:language="zxx" fo:country="none" fo:font-weight="normal" officeooo:rsid="007c4e21" officeooo:paragraph-rsid="007c4e21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8" style:family="paragraph" style:parent-style-name="Preformatted_20_Text">
      <style:paragraph-properties fo:text-align="start" style:justify-single-word="false"/>
      <style:text-properties style:font-name="Liberation Serif" fo:font-size="12pt" fo:language="zxx" fo:country="none" fo:font-weight="normal" officeooo:rsid="007c7a5d" officeooo:paragraph-rsid="007c7a5d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9" style:family="paragraph" style:parent-style-name="Preformatted_20_Text">
      <style:paragraph-properties fo:text-align="center" style:justify-single-word="false"/>
      <style:text-properties style:font-name="Liberation Serif" fo:font-size="14pt" fo:language="zxx" fo:country="none" fo:font-weight="bold" officeooo:rsid="00476f90" officeooo:paragraph-rsid="006e0579" fo:background-color="#ffff99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20" style:family="paragraph" style:parent-style-name="Preformatted_20_Text">
      <style:paragraph-properties fo:text-align="start" style:justify-single-word="false"/>
      <style:text-properties style:font-name="Liberation Serif" fo:font-size="14pt" fo:language="zxx" fo:country="none" fo:font-weight="bold" officeooo:rsid="006e0579" officeooo:paragraph-rsid="006e0579" fo:background-color="#ffffff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21" style:family="paragraph" style:parent-style-name="Preformatted_20_Text">
      <style:paragraph-properties fo:text-align="center" style:justify-single-word="false" fo:break-before="page"/>
      <style:text-properties style:font-name="Liberation Serif" fo:font-size="16pt" fo:language="zxx" fo:country="none" fo:font-weight="bold" officeooo:rsid="00476f90" officeooo:paragraph-rsid="006e0579" fo:background-color="#ffff9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" style:family="text">
      <style:text-properties officeooo:rsid="00041c81"/>
    </style:style>
    <style:style style:name="T2" style:family="text">
      <style:text-properties officeooo:rsid="0005a082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a082" style:font-weight-asian="bold" style:font-weight-complex="bold"/>
    </style:style>
    <style:style style:name="T6" style:family="text">
      <style:text-properties fo:font-weight="bold" officeooo:rsid="00041846" style:font-weight-asian="bold" style:font-weight-complex="bold"/>
    </style:style>
    <style:style style:name="T7" style:family="text">
      <style:text-properties fo:font-weight="bold" officeooo:rsid="0006b0d8" style:font-weight-asian="bold" style:font-weight-complex="bold"/>
    </style:style>
    <style:style style:name="T8" style:family="text">
      <style:text-properties fo:font-weight="bold" officeooo:rsid="0012dc8e" style:font-weight-asian="bold" style:font-weight-complex="bold"/>
    </style:style>
    <style:style style:name="T9" style:family="text">
      <style:text-properties fo:font-weight="bold" officeooo:rsid="001326f0" style:font-weight-asian="bold" style:font-weight-complex="bold"/>
    </style:style>
    <style:style style:name="T10" style:family="text">
      <style:text-properties fo:font-weight="bold" officeooo:rsid="001595a7" style:font-weight-asian="bold" style:font-weight-complex="bold"/>
    </style:style>
    <style:style style:name="T11" style:family="text">
      <style:text-properties fo:font-weight="bold" officeooo:rsid="003c6684" style:font-weight-asian="bold" style:font-weight-complex="bold"/>
    </style:style>
    <style:style style:name="T12" style:family="text">
      <style:text-properties fo:font-weight="bold" officeooo:rsid="003e996a" style:font-weight-asian="bold" style:font-weight-complex="bold"/>
    </style:style>
    <style:style style:name="T13" style:family="text">
      <style:text-properties fo:font-weight="bold" officeooo:rsid="004035ad" style:font-weight-asian="bold" style:font-weight-complex="bold"/>
    </style:style>
    <style:style style:name="T14" style:family="text">
      <style:text-properties fo:font-weight="bold" officeooo:rsid="003b5d53" style:font-weight-asian="bold" style:font-weight-complex="bold"/>
    </style:style>
    <style:style style:name="T15" style:family="text">
      <style:text-properties fo:font-weight="bold" officeooo:rsid="003ff089" style:font-weight-asian="bold" style:font-weight-complex="bold"/>
    </style:style>
    <style:style style:name="T16" style:family="text">
      <style:text-properties fo:font-weight="bold" officeooo:rsid="00467a77" style:font-weight-asian="bold" style:font-weight-complex="bold"/>
    </style:style>
    <style:style style:name="T17" style:family="text">
      <style:text-properties fo:font-weight="bold" officeooo:rsid="0047bde9" style:font-weight-asian="bold" style:font-weight-complex="bold"/>
    </style:style>
    <style:style style:name="T18" style:family="text">
      <style:text-properties fo:font-weight="bold" officeooo:rsid="00466b1f" style:font-weight-asian="bold" style:font-weight-complex="bold"/>
    </style:style>
    <style:style style:name="T19" style:family="text">
      <style:text-properties fo:font-weight="bold" officeooo:rsid="00489d89" style:font-weight-asian="bold" style:font-weight-complex="bold"/>
    </style:style>
    <style:style style:name="T20" style:family="text">
      <style:text-properties fo:font-weight="bold" officeooo:rsid="005712bb" style:font-weight-asian="bold" style:font-weight-complex="bold"/>
    </style:style>
    <style:style style:name="T21" style:family="text">
      <style:text-properties fo:font-weight="bold" officeooo:rsid="00577c79" style:font-weight-asian="bold" style:font-weight-complex="bold"/>
    </style:style>
    <style:style style:name="T22" style:family="text">
      <style:text-properties fo:font-weight="bold" officeooo:rsid="0058d5b9" style:font-weight-asian="bold" style:font-weight-complex="bold"/>
    </style:style>
    <style:style style:name="T23" style:family="text">
      <style:text-properties fo:font-weight="bold" officeooo:rsid="005a765a" style:font-weight-asian="bold" style:font-weight-complex="bold"/>
    </style:style>
    <style:style style:name="T24" style:family="text">
      <style:text-properties fo:font-weight="bold" officeooo:rsid="005c67b9" style:font-weight-asian="bold" style:font-weight-complex="bold"/>
    </style:style>
    <style:style style:name="T25" style:family="text">
      <style:text-properties fo:font-weight="bold" officeooo:rsid="005fe5eb" style:font-weight-asian="bold" style:font-weight-complex="bold"/>
    </style:style>
    <style:style style:name="T26" style:family="text">
      <style:text-properties fo:font-weight="bold" officeooo:rsid="0053e53f" style:font-weight-asian="bold" style:font-weight-complex="bold"/>
    </style:style>
    <style:style style:name="T27" style:family="text">
      <style:text-properties fo:font-weight="bold" officeooo:rsid="006c918c" style:font-weight-asian="bold" style:font-weight-complex="bold"/>
    </style:style>
    <style:style style:name="T28" style:family="text">
      <style:text-properties fo:font-weight="bold" officeooo:rsid="00753ee7" style:font-weight-asian="bold" style:font-weight-complex="bold"/>
    </style:style>
    <style:style style:name="T29" style:family="text">
      <style:text-properties fo:font-weight="bold" officeooo:rsid="0076dcf9" style:font-weight-asian="bold" style:font-weight-complex="bold"/>
    </style:style>
    <style:style style:name="T30" style:family="text">
      <style:text-properties fo:font-weight="bold" officeooo:rsid="007cc809" style:font-weight-asian="bold" style:font-weight-complex="bold"/>
    </style:style>
    <style:style style:name="T31" style:family="text">
      <style:text-properties fo:font-weight="bold" officeooo:rsid="007f4ae0" style:font-weight-asian="bold" style:font-weight-complex="bold"/>
    </style:style>
    <style:style style:name="T32" style:family="text">
      <style:text-properties fo:font-weight="bold" officeooo:rsid="008bcb15" style:font-weight-asian="bold" style:font-weight-complex="bold"/>
    </style:style>
    <style:style style:name="T33" style:family="text">
      <style:text-properties officeooo:rsid="0008723d"/>
    </style:style>
    <style:style style:name="T34" style:family="text">
      <style:text-properties officeooo:rsid="000d65b1"/>
    </style:style>
    <style:style style:name="T35" style:family="text">
      <style:text-properties officeooo:rsid="000e913b"/>
    </style:style>
    <style:style style:name="T36" style:family="text">
      <style:text-properties officeooo:rsid="00041846"/>
    </style:style>
    <style:style style:name="T37" style:family="text">
      <style:text-properties officeooo:rsid="0004b9dd"/>
    </style:style>
    <style:style style:name="T38" style:family="text">
      <style:text-properties officeooo:rsid="000a72f0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6b0d8" style:font-weight-asian="normal" style:font-weight-complex="normal"/>
    </style:style>
    <style:style style:name="T41" style:family="text">
      <style:text-properties fo:font-weight="normal" officeooo:rsid="001bb3bd" style:font-weight-asian="normal" style:font-weight-complex="normal"/>
    </style:style>
    <style:style style:name="T42" style:family="text">
      <style:text-properties fo:font-weight="normal" officeooo:rsid="001c824c" style:font-weight-asian="normal" style:font-weight-complex="normal"/>
    </style:style>
    <style:style style:name="T43" style:family="text">
      <style:text-properties fo:font-weight="normal" officeooo:rsid="001d5f0e" style:font-weight-asian="normal" style:font-weight-complex="normal"/>
    </style:style>
    <style:style style:name="T44" style:family="text">
      <style:text-properties fo:font-weight="normal" officeooo:rsid="003c6684" style:font-weight-asian="normal" style:font-weight-complex="normal"/>
    </style:style>
    <style:style style:name="T45" style:family="text">
      <style:text-properties fo:font-weight="normal" officeooo:rsid="00489d89" style:font-weight-asian="normal" style:font-weight-complex="normal"/>
    </style:style>
    <style:style style:name="T46" style:family="text">
      <style:text-properties fo:font-weight="normal" officeooo:rsid="0072fe75" style:font-weight-asian="normal" style:font-weight-complex="normal"/>
    </style:style>
    <style:style style:name="T47" style:family="text">
      <style:text-properties fo:font-weight="normal" officeooo:rsid="00734d70" style:font-weight-asian="normal" style:font-weight-complex="normal"/>
    </style:style>
    <style:style style:name="T48" style:family="text">
      <style:text-properties fo:font-weight="normal" officeooo:rsid="00830c0a" style:font-weight-asian="normal" style:font-weight-complex="normal"/>
    </style:style>
    <style:style style:name="T49" style:family="text">
      <style:text-properties fo:font-weight="normal" officeooo:rsid="00841c1b" style:font-weight-asian="normal" style:font-weight-complex="normal"/>
    </style:style>
    <style:style style:name="T50" style:family="text">
      <style:text-properties officeooo:rsid="0006b0d8"/>
    </style:style>
    <style:style style:name="T51" style:family="text">
      <style:text-properties officeooo:rsid="00058c1e"/>
    </style:style>
    <style:style style:name="T52" style:family="text">
      <style:text-properties officeooo:rsid="000c431d"/>
    </style:style>
    <style:style style:name="T53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4" style:family="text">
      <style:text-properties fo:language="zxx" fo:country="none" fo:font-weight="normal" officeooo:rsid="000c431d" style:language-asian="zxx" style:country-asian="none" style:font-weight-asian="normal" style:language-complex="zxx" style:country-complex="none" style:font-weight-complex="normal"/>
    </style:style>
    <style:style style:name="T55" style:family="text">
      <style:text-properties fo:language="zxx" fo:country="none" fo:font-weight="bold" officeooo:rsid="000c431d" style:language-asian="zxx" style:country-asian="none" style:font-weight-asian="bold" style:language-complex="zxx" style:country-complex="none" style:font-weight-complex="normal"/>
    </style:style>
    <style:style style:name="T56" style:family="text">
      <style:text-properties fo:language="zxx" fo:country="none" style:language-asian="zxx" style:country-asian="none" style:language-complex="zxx" style:country-complex="none"/>
    </style:style>
    <style:style style:name="T57" style:family="text">
      <style:text-properties officeooo:rsid="0012dc8e"/>
    </style:style>
    <style:style style:name="T58" style:family="text">
      <style:text-properties officeooo:rsid="001326f0"/>
    </style:style>
    <style:style style:name="T59" style:family="text">
      <style:text-properties officeooo:rsid="0016e836"/>
    </style:style>
    <style:style style:name="T60" style:family="text">
      <style:text-properties officeooo:rsid="0018b6d7"/>
    </style:style>
    <style:style style:name="T61" style:family="text">
      <style:text-properties officeooo:rsid="001bb3bd"/>
    </style:style>
    <style:style style:name="T62" style:family="text">
      <style:text-properties officeooo:rsid="001d5f0e"/>
    </style:style>
    <style:style style:name="T63" style:family="text">
      <style:text-properties officeooo:rsid="001f63b3"/>
    </style:style>
    <style:style style:name="T64" style:family="text">
      <style:text-properties officeooo:rsid="0026ee00"/>
    </style:style>
    <style:style style:name="T65" style:family="text">
      <style:text-properties officeooo:rsid="00274b7a"/>
    </style:style>
    <style:style style:name="T66" style:family="text">
      <style:text-properties officeooo:rsid="002a174f"/>
    </style:style>
    <style:style style:name="T67" style:family="text">
      <style:text-properties officeooo:rsid="002a806c"/>
    </style:style>
    <style:style style:name="T68" style:family="text">
      <style:text-properties officeooo:rsid="002c0fdc"/>
    </style:style>
    <style:style style:name="T69" style:family="text">
      <style:text-properties officeooo:rsid="0024f89f"/>
    </style:style>
    <style:style style:name="T70" style:family="text">
      <style:text-properties officeooo:rsid="0035c989"/>
    </style:style>
    <style:style style:name="T71" style:family="text">
      <style:text-properties officeooo:rsid="003aa722"/>
    </style:style>
    <style:style style:name="T72" style:family="text">
      <style:text-properties officeooo:rsid="003c6684"/>
    </style:style>
    <style:style style:name="T73" style:family="text">
      <style:text-properties officeooo:rsid="003ccfd7"/>
    </style:style>
    <style:style style:name="T74" style:family="text">
      <style:text-properties officeooo:rsid="003e8a5c"/>
    </style:style>
    <style:style style:name="T75" style:family="text">
      <style:text-properties officeooo:rsid="003e996a"/>
    </style:style>
    <style:style style:name="T76" style:family="text">
      <style:text-properties officeooo:rsid="004035ad"/>
    </style:style>
    <style:style style:name="T77" style:family="text">
      <style:text-properties officeooo:rsid="00433f24"/>
    </style:style>
    <style:style style:name="T78" style:family="text">
      <style:text-properties officeooo:rsid="003b5d53"/>
    </style:style>
    <style:style style:name="T79" style:family="text">
      <style:text-properties officeooo:rsid="003f8887"/>
    </style:style>
    <style:style style:name="T80" style:family="text">
      <style:text-properties officeooo:rsid="003ff089"/>
    </style:style>
    <style:style style:name="T81" style:family="text">
      <style:text-properties officeooo:rsid="00413d51"/>
    </style:style>
    <style:style style:name="T82" style:family="text">
      <style:text-properties officeooo:rsid="00464c2b"/>
    </style:style>
    <style:style style:name="T83" style:family="text">
      <style:text-properties officeooo:rsid="0042d53d"/>
    </style:style>
    <style:style style:name="T84" style:family="text">
      <style:text-properties officeooo:rsid="004485dc"/>
    </style:style>
    <style:style style:name="T85" style:family="text">
      <style:text-properties officeooo:rsid="00467a77"/>
    </style:style>
    <style:style style:name="T86" style:family="text">
      <style:text-properties officeooo:rsid="0047bde9"/>
    </style:style>
    <style:style style:name="T87" style:family="text">
      <style:text-properties officeooo:rsid="00490f29"/>
    </style:style>
    <style:style style:name="T88" style:family="text">
      <style:text-properties officeooo:rsid="0044b053"/>
    </style:style>
    <style:style style:name="T89" style:family="text">
      <style:text-properties officeooo:rsid="00466b1f"/>
    </style:style>
    <style:style style:name="T90" style:family="text">
      <style:text-properties officeooo:rsid="00476f90"/>
    </style:style>
    <style:style style:name="T91" style:family="text">
      <style:text-properties officeooo:rsid="00489d89"/>
    </style:style>
    <style:style style:name="T92" style:family="text">
      <style:text-properties officeooo:rsid="0050e6a9"/>
    </style:style>
    <style:style style:name="T93" style:family="text">
      <style:text-properties officeooo:rsid="0051e775"/>
    </style:style>
    <style:style style:name="T94" style:family="text">
      <style:text-properties officeooo:rsid="0053e53f"/>
    </style:style>
    <style:style style:name="T95" style:family="text">
      <style:text-properties officeooo:rsid="00569699"/>
    </style:style>
    <style:style style:name="T96" style:family="text">
      <style:text-properties officeooo:rsid="005712bb"/>
    </style:style>
    <style:style style:name="T97" style:family="text">
      <style:text-properties officeooo:rsid="00577c79"/>
    </style:style>
    <style:style style:name="T98" style:family="text">
      <style:text-properties officeooo:rsid="0058d5b9"/>
    </style:style>
    <style:style style:name="T99" style:family="text">
      <style:text-properties officeooo:rsid="005a765a"/>
    </style:style>
    <style:style style:name="T100" style:family="text">
      <style:text-properties officeooo:rsid="005c67b9"/>
    </style:style>
    <style:style style:name="T101" style:family="text">
      <style:text-properties officeooo:rsid="005fe5eb"/>
    </style:style>
    <style:style style:name="T102" style:family="text">
      <style:text-properties fo:font-style="italic" fo:font-weight="bold" style:font-style-asian="italic" style:font-weight-asian="bold"/>
    </style:style>
    <style:style style:name="T103" style:family="text">
      <style:text-properties fo:font-size="8.5pt" fo:font-weight="bold" style:font-size-asian="8.5pt" style:font-weight-asian="bold"/>
    </style:style>
    <style:style style:name="T104" style:family="text">
      <style:text-properties fo:font-size="8.5pt" fo:font-weight="bold" officeooo:rsid="001326f0" style:font-size-asian="8.5pt" style:font-weight-asian="bold"/>
    </style:style>
    <style:style style:name="T105" style:family="text">
      <style:text-properties fo:font-size="8.5pt" fo:font-style="italic" fo:font-weight="bold" style:font-size-asian="8.5pt" style:font-style-asian="italic" style:font-weight-asian="bold"/>
    </style:style>
    <style:style style:name="T106" style:family="text">
      <style:text-properties fo:font-size="8.5pt" style:font-size-asian="8.5pt"/>
    </style:style>
    <style:style style:name="T107" style:family="text">
      <style:text-properties fo:font-size="8.5pt" officeooo:rsid="001326f0" style:font-size-asian="8.5pt"/>
    </style:style>
    <style:style style:name="T108" style:family="text">
      <style:text-properties fo:font-size="8.5pt" fo:language="zxx" fo:country="none" fo:font-weight="normal" officeooo:rsid="001f63b3" style:font-size-asian="8.5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fo:font-size="9pt" style:font-size-asian="9pt"/>
    </style:style>
    <style:style style:name="T110" style:family="text">
      <style:text-properties fo:font-size="9pt" officeooo:rsid="001f63b3" style:font-size-asian="9pt"/>
    </style:style>
    <style:style style:name="T111" style:family="text">
      <style:text-properties fo:font-size="9pt" officeooo:rsid="001f74dc" style:font-size-asian="9pt"/>
    </style:style>
    <style:style style:name="T112" style:family="text">
      <style:text-properties fo:font-size="9pt" fo:language="zxx" fo:country="none" fo:font-weight="normal" officeooo:rsid="001f63b3" style:font-size-asian="9pt" style:language-asian="zxx" style:country-asian="none" style:font-weight-asian="normal" style:font-size-complex="12pt" style:language-complex="zxx" style:country-complex="none" style:font-weight-complex="normal"/>
    </style:style>
    <style:style style:name="T113" style:family="text">
      <style:text-properties fo:font-size="9pt" fo:language="zxx" fo:country="none" fo:font-weight="normal" officeooo:rsid="001f74dc" style:font-size-asian="9pt" style:language-asian="zxx" style:country-asian="none" style:font-weight-asian="normal" style:font-size-complex="12pt" style:language-complex="zxx" style:country-complex="none" style:font-weight-complex="normal"/>
    </style:style>
    <style:style style:name="T114" style:family="text">
      <style:text-properties fo:font-size="9pt" fo:language="zxx" fo:country="none" fo:font-weight="normal" officeooo:rsid="00215253" style:font-size-asian="9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fo:font-size="9pt" fo:language="zxx" fo:country="none" fo:font-weight="bold" officeooo:rsid="00290d76" style:font-size-asian="9pt" style:language-asian="zxx" style:country-asian="none" style:font-weight-asian="bold" style:font-size-complex="12pt" style:language-complex="zxx" style:country-complex="none" style:font-weight-complex="bold"/>
    </style:style>
    <style:style style:name="T116" style:family="text">
      <style:text-properties fo:font-size="9pt" fo:language="zxx" fo:country="none" officeooo:rsid="00290d76" style:font-size-asian="9pt" style:language-asian="zxx" style:country-asian="none" style:font-size-complex="12pt" style:language-complex="zxx" style:country-complex="none"/>
    </style:style>
    <style:style style:name="T117" style:family="text">
      <style:text-properties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fo:font-size="12pt" fo:language="zxx" fo:country="none" fo:font-weight="normal" officeooo:rsid="001f63b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fo:font-size="12pt" fo:language="zxx" fo:country="none" fo:font-weight="normal" officeooo:rsid="001f74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0" style:family="text">
      <style:text-properties fo:font-size="12pt" fo:language="zxx" fo:country="none" fo:font-weight="normal" officeooo:rsid="0026ee0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1" style:family="text">
      <style:text-properties fo:font-size="12pt" fo:language="zxx" fo:country="none" fo:font-weight="normal" officeooo:rsid="002152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2" style:family="text">
      <style:text-properties fo:font-size="12pt" fo:language="zxx" fo:country="none" fo:font-weight="normal" officeooo:rsid="002dd67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3" style:family="text">
      <style:text-properties fo:font-size="12pt" fo:language="zxx" fo:country="none" fo:font-weight="normal" officeooo:rsid="002799d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4" style:family="text">
      <style:text-properties fo:font-size="12pt" fo:language="zxx" fo:country="none" fo:font-weight="normal" officeooo:rsid="00290d7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5" style:family="text">
      <style:text-properties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26" style:family="text">
      <style:text-properties fo:font-size="12pt" fo:language="zxx" fo:country="none" fo:font-weight="bold" officeooo:rsid="002799d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27" style:family="text">
      <style:text-properties fo:font-size="12pt" fo:language="zxx" fo:country="none" fo:font-weight="bold" officeooo:rsid="00290d7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28" style:family="text">
      <style:text-properties fo:font-size="12pt" fo:language="zxx" fo:country="none" fo:font-weight="bold" officeooo:rsid="002f632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29" style:family="text">
      <style:text-properties fo:font-size="12pt" fo:language="zxx" fo:country="none" fo:font-weight="bold" officeooo:rsid="0024f89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0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31" style:family="text">
      <style:text-properties fo:font-size="12pt" fo:language="zxx" fo:country="none" officeooo:rsid="001f74dc" style:font-size-asian="12pt" style:language-asian="zxx" style:country-asian="none" style:font-size-complex="12pt" style:language-complex="zxx" style:country-complex="none"/>
    </style:style>
    <style:style style:name="T132" style:family="text">
      <style:text-properties fo:font-size="12pt" fo:language="zxx" fo:country="none" officeooo:rsid="00290d76" style:font-size-asian="12pt" style:language-asian="zxx" style:country-asian="none" style:font-size-complex="12pt" style:language-complex="zxx" style:country-complex="none"/>
    </style:style>
    <style:style style:name="T133" style:family="text">
      <style:text-properties fo:font-size="12pt" fo:language="zxx" fo:country="none" officeooo:rsid="002f6323" style:font-size-asian="12pt" style:language-asian="zxx" style:country-asian="none" style:font-size-complex="12pt" style:language-complex="zxx" style:country-complex="none"/>
    </style:style>
    <style:style style:name="T134" style:family="text">
      <style:text-properties fo:font-size="12pt" fo:language="zxx" fo:country="none" officeooo:rsid="0030819e" style:font-size-asian="12pt" style:language-asian="zxx" style:country-asian="none" style:font-size-complex="12pt" style:language-complex="zxx" style:country-complex="none"/>
    </style:style>
    <style:style style:name="T135" style:family="text">
      <style:text-properties fo:font-size="12pt" fo:language="zxx" fo:country="none" officeooo:rsid="00324c88" style:font-size-asian="12pt" style:language-asian="zxx" style:country-asian="none" style:font-size-complex="12pt" style:language-complex="zxx" style:country-complex="none"/>
    </style:style>
    <style:style style:name="T136" style:family="text">
      <style:text-properties fo:font-size="12pt" fo:language="zxx" fo:country="none" officeooo:rsid="002799d2" style:font-size-asian="12pt" style:language-asian="zxx" style:country-asian="none" style:font-size-complex="12pt" style:language-complex="zxx" style:country-complex="none"/>
    </style:style>
    <style:style style:name="T137" style:family="text">
      <style:text-properties fo:font-size="12pt" fo:language="zxx" fo:country="none" officeooo:rsid="0024f89f" style:font-size-asian="12pt" style:language-asian="zxx" style:country-asian="none" style:font-size-complex="12pt" style:language-complex="zxx" style:country-complex="none"/>
    </style:style>
    <style:style style:name="T138" style:family="text">
      <style:text-properties fo:font-size="12pt" fo:language="zxx" fo:country="none" officeooo:rsid="00292b48" style:font-size-asian="12pt" style:language-asian="zxx" style:country-asian="none" style:font-size-complex="12pt" style:language-complex="zxx" style:country-complex="none"/>
    </style:style>
    <style:style style:name="T139" style:family="text">
      <style:text-properties fo:font-size="12pt" fo:language="zxx" fo:country="none" officeooo:rsid="0026ee00" style:font-size-asian="12pt" style:language-asian="zxx" style:country-asian="none" style:font-size-complex="12pt" style:language-complex="zxx" style:country-complex="none"/>
    </style:style>
    <style:style style:name="T140" style:family="text">
      <style:text-properties officeooo:rsid="0064e9fa"/>
    </style:style>
    <style:style style:name="T141" style:family="text">
      <style:text-properties officeooo:rsid="006a61cc"/>
    </style:style>
    <style:style style:name="T142" style:family="text">
      <style:text-properties officeooo:rsid="006c56df"/>
    </style:style>
    <style:style style:name="T143" style:family="text">
      <style:text-properties officeooo:rsid="006c918c"/>
    </style:style>
    <style:style style:name="T144" style:family="text">
      <style:text-properties officeooo:rsid="006e0579"/>
    </style:style>
    <style:style style:name="T145" style:family="text">
      <style:text-properties officeooo:rsid="0070f7e9"/>
    </style:style>
    <style:style style:name="T146" style:family="text">
      <style:text-properties officeooo:rsid="0072bb98"/>
    </style:style>
    <style:style style:name="T147" style:family="text">
      <style:text-properties officeooo:rsid="00734d70"/>
    </style:style>
    <style:style style:name="T148" style:family="text">
      <style:text-properties officeooo:rsid="00753ee7"/>
    </style:style>
    <style:style style:name="T149" style:family="text">
      <style:text-properties officeooo:rsid="0076dcf9"/>
    </style:style>
    <style:style style:name="T150" style:family="text">
      <style:text-properties officeooo:rsid="007a2d44"/>
    </style:style>
    <style:style style:name="T151" style:family="text">
      <style:text-properties officeooo:rsid="007b08d8"/>
    </style:style>
    <style:style style:name="T152" style:family="text">
      <style:text-properties officeooo:rsid="007c4e21"/>
    </style:style>
    <style:style style:name="T153" style:family="text">
      <style:text-properties officeooo:rsid="007c7a5d"/>
    </style:style>
    <style:style style:name="T154" style:family="text">
      <style:text-properties officeooo:rsid="007cc809"/>
    </style:style>
    <style:style style:name="T155" style:family="text">
      <style:text-properties officeooo:rsid="007d6df4"/>
    </style:style>
    <style:style style:name="T156" style:family="text">
      <style:text-properties officeooo:rsid="007f31e0"/>
    </style:style>
    <style:style style:name="T157" style:family="text">
      <style:text-properties officeooo:rsid="007f4ae0"/>
    </style:style>
    <style:style style:name="T158" style:family="text">
      <style:text-properties officeooo:rsid="00830c0a"/>
    </style:style>
    <style:style style:name="T159" style:family="text">
      <style:text-properties officeooo:rsid="00883b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4"><text:span text:style-name="T90">Chapter 1 </text:span>Java Building Blocks</text:p>
      <text:p text:style-name="P187">- <text:span text:style-name="T35">Java Basics</text:span></text:p>
      <text:p text:style-name="P187">- <text:span text:style-name="T35">Working with Java Data Types</text:span></text:p>
      <text:p text:style-name="P191"/>
      <text:p text:style-name="P192">Fields and Methods</text:p>
      <text:p text:style-name="P191"/>
      <text:p text:style-name="P191">- é uma boa prática métodos que mudam o estado de um objeto retornar void;</text:p>
      <text:p text:style-name="P191"/>
      <text:p text:style-name="P191">- argumentos do main são tratados como String <text:span text:style-name="T70">e</text:span> são separados por espaço. Caso um parâmetro contenha espaço, envolva-o em aspas duplas;</text:p>
      <text:p text:style-name="P191"/>
      <text:p text:style-name="P191"/>
      <text:p text:style-name="P191"/>
      <text:p text:style-name="P192">Understanding Package Declarations and Imports</text:p>
      <text:p text:style-name="P191"/>
      <text:p text:style-name="P191">- não se pode importar métodos, somente classes e variáveis estáticas;</text:p>
      <text:p text:style-name="P191"/>
      <text:p text:style-name="P191">- quando se necessita importar classes com nomes iguais, pode-se importar um com o wildcard .* ou o nome da classe, e a outra, não se importa, mas se usa seu FQN;</text:p>
      <text:p text:style-name="P191"/>
      <text:p text:style-name="P191"/>
      <text:p text:style-name="P191"/>
      <text:p text:style-name="P192">Order of Initializartion</text:p>
      <text:p text:style-name="P191"/>
      <text:p text:style-name="P191">- campos e blocos inicializadores de instância (blocos fora de métodos) rodam na ordem em que aparecem na classe;</text:p>
      <text:p text:style-name="P191"/>
      <text:p text:style-name="P191">- o construtor só é chamado depois que todos campos são inicializados e os blocos inicializadores de instância tenham rodado;</text:p>
      <text:p text:style-name="P191"/>
      <text:p text:style-name="P191"/>
      <text:p text:style-name="P191"/>
      <text:p text:style-name="P192">Distinguishing Between Object References and Primitives</text:p>
      <text:p text:style-name="P191"/>
      <text:p text:style-name="P191"/>
      <text:p text:style-name="P191">Primitivos</text:p>
      <text:p text:style-name="P191"/>
      <text:p text:style-name="P191">Keyword <text:tab/><text:tab/>Type <text:tab/><text:tab/><text:tab/><text:tab/><text:tab/>Example </text:p>
      <text:p text:style-name="P191">-------------------------------------------------------------------------------</text:p>
      <text:p text:style-name="P191">boolean<text:tab/><text:tab/>true or false<text:tab/><text:tab/><text:tab/><text:tab/>true </text:p>
      <text:p text:style-name="P191">-------------------------------------------------------------------------------</text:p>
      <text:p text:style-name="P191">byte <text:tab/><text:tab/><text:tab/>8-bit integral value <text:tab/><text:tab/><text:tab/>123 </text:p>
      <text:p text:style-name="P191">-------------------------------------------------------------------------------</text:p>
      <text:p text:style-name="P191">short <text:tab/><text:tab/><text:tab/>16-bit integral value <text:tab/><text:tab/><text:tab/>123 </text:p>
      <text:p text:style-name="P191">-------------------------------------------------------------------------------</text:p>
      <text:p text:style-name="P191">int <text:tab/><text:tab/><text:tab/>32-bit integral value <text:tab/><text:tab/><text:tab/>123 </text:p>
      <text:p text:style-name="P191">-------------------------------------------------------------------------------</text:p>
      <text:p text:style-name="P191">long <text:tab/><text:tab/><text:tab/>64-bit integral value <text:tab/><text:tab/><text:tab/>123 </text:p>
      <text:p text:style-name="P191">-------------------------------------------------------------------------------</text:p>
      <text:p text:style-name="P191">float <text:tab/><text:tab/><text:tab/>32-bit floating-point value <text:tab/><text:tab/>123.45f </text:p>
      <text:p text:style-name="P191">-------------------------------------------------------------------------------</text:p>
      <text:p text:style-name="P191">double <text:tab/><text:tab/>64-bit floating-point value <text:tab/><text:tab/><text:tab/>123.456 </text:p>
      <text:p text:style-name="P191">-------------------------------------------------------------------------------</text:p>
      <text:p text:style-name="P191">char <text:tab/><text:tab/><text:tab/>16-bit Unicode value <text:tab/><text:tab/>'a'</text:p>
      <text:p text:style-name="P191">- tipos float tem de se colocar o f/F no final, caso contrário será considerado um double pela JVM;</text:p>
      <text:p text:style-name="P191"/>
      <text:p text:style-name="P191">- cada tipo numérico usa o dobro de bits do seu tipo mais similar. Ex: short tem o dobro de bit de byte;</text:p>
      <text:p text:style-name="P191"><text:soft-page-break/></text:p>
      <text:p text:style-name="P191">- é preciso saber que byte pode conter valores de -127 a 128;</text:p>
      <text:p text:style-name="P191"/>
      <text:p text:style-name="P191">- o java aloca 32bit de memória quando você faz: int num;</text:p>
      <text:p text:style-name="P191"/>
      <text:p text:style-name="P191">- se pode colocar underscore em números. Ex: 100_000_000; Mas não no início, no final, nem antes e depois de ponto (.);</text:p>
      <text:p text:style-name="P191"/>
      <text:p text:style-name="P191"/>
      <text:p text:style-name="P191"/>
      <text:p text:style-name="P191">Referências (pg 24)</text:p>
      <text:p text:style-name="P191"/>
      <text:p text:style-name="P191"/>
      <text:p text:style-name="P191"/>
      <text:p text:style-name="P1">Reference Types</text:p>
      <text:p text:style-name="P1"/>
      <text:p text:style-name="P59">- um tipo de referência se refere a um objeto (uma instância de classe), diferente dos primitivos que guardam o valor na memória;</text:p>
      <text:p text:style-name="P59"/>
      <text:p text:style-name="P59">- um tipo de referência é como um <text:span text:style-name="T4">ponteiro</text:span>, que aponta para a posição de memória onde se encontra a instância de um objeto;</text:p>
      <text:p text:style-name="P59"/>
      <text:p text:style-name="P59"/>
      <text:p text:style-name="P59"/>
      <text:p text:style-name="P1">Diferenças chave</text:p>
      <text:p text:style-name="P1"/>
      <text:p text:style-name="P59">- tipos de referência podem ser atribuídos com <text:span text:style-name="T4">null</text:span>, o que significa que atualmente não se referem a um objeto;</text:p>
      <text:p text:style-name="P59"/>
      <text:p text:style-name="P59">- tipos primitivos <text:span text:style-name="T4">não aceitam nulo</text:span>;</text:p>
      <text:p text:style-name="P59"/>
      <text:p text:style-name="P59">- <text:span text:style-name="T36">diferente dos tipos referência, tipos primitivos não podem acessar nenhum método;</text:span></text:p>
      <text:p text:style-name="P59"/>
      <text:p text:style-name="P59"/>
      <text:p text:style-name="P59"/>
      <text:p text:style-name="P2">Declarando e inicializando variáveis</text:p>
      <text:p text:style-name="P2"/>
      <text:p text:style-name="P59">- <text:span text:style-name="T36">variável é um nome para um pedaço de memória que guarda dados;</text:span></text:p>
      <text:p text:style-name="P59"/>
      <text:p text:style-name="P59">- <text:span text:style-name="T36">quando se dá valor a uma variável, está se </text:span><text:span text:style-name="T6">inicializando-a</text:span><text:span text:style-name="T36"> e sempre é feita com o =;</text:span></text:p>
      <text:p text:style-name="P59"/>
      <text:p text:style-name="P59"/>
      <text:p text:style-name="P59"/>
      <text:p text:style-name="P2">Declarando múltiplas variáveis</text:p>
      <text:p text:style-name="P2"/>
      <text:p text:style-name="P60">- mais de uma declaração e/ou inicialização de variáveis em uma linha <text:span text:style-name="T4">é possível</text:span>, desde que sejam do mesmo tipo, <text:span text:style-name="T37">ex: int num, String value</text:span>; // <text:span text:style-name="T37">não compila;</text:span></text:p>
      <text:p text:style-name="P60"/>
      <text:p text:style-name="P60">- são separadas por <text:span text:style-name="T4">vírgula</text:span>;</text:p>
      <text:p text:style-name="P60"/>
      <text:p text:style-name="P60"/>
      <text:p text:style-name="P60"/>
      <text:p text:style-name="P3">Identificadores</text:p>
      <text:p text:style-name="P61"/>
      <text:p text:style-name="P61">- identificadores de variáveis, métodos, classes e campos podem começar com <text:span text:style-name="T4">letras</text:span>, <text:s/><text:span text:style-name="T4">$</text:span> e <text:span text:style-name="T4">_</text:span>;</text:p>
      <text:p text:style-name="P61"/>
      <text:p text:style-name="P61">- depois destes, podem vir números;</text:p>
      <text:p text:style-name="P61"/>
      <text:p text:style-name="P61"><text:soft-page-break/>- não se pode usar palavras reservadas como identificadores, nem caracteres especiais como @,*, . <text:span text:style-name="T38">(ponto), etc</text:span>;</text:p>
      <text:p text:style-name="P61"/>
      <text:p text:style-name="P61"/>
      <text:p text:style-name="P3">Entendendo inicialização padrão de variáveis</text:p>
      <text:p text:style-name="P3"/>
      <text:p text:style-name="P3"><text:span text:style-name="T39">- </text:span>variáveis locais <text:span text:style-name="T39">se encontram dentro de métodos. Devem ser inicializadas antes de usá-las, pois não tem um valor padrão;</text:span></text:p>
      <text:p text:style-name="P61"/>
      <text:p text:style-name="P3"><text:span text:style-name="T39">- </text:span>variáveis de classe <text:span text:style-name="T39">são variáveis com a palavra </text:span>static<text:span text:style-name="T39"> em sua declaração e </text:span>não precisam ser inicializadas<text:span text:style-name="T39">. Logo quando são declaradas, são inicializadas com o valor padrão. </text:span><text:span text:style-name="T48">Porém se forem </text:span><text:span text:style-name="T158">final </text:span><text:span text:style-name="T48">também, devem ser inicializadas diretamente, ou em blocos estáticos;</text:span></text:p>
      <text:p text:style-name="P61"/>
      <text:p text:style-name="P3"><text:span text:style-name="T39">- </text:span>variáveis de <text:span text:style-name="T50">instância</text:span><text:span text:style-name="T39"> são também os atributos d</text:span><text:span text:style-name="T48">o </text:span><text:span text:style-name="T49">objeto</text:span><text:span text:style-name="T39">, as variáveis que pertencem aquel</text:span><text:span text:style-name="T48">e objeto</text:span><text:span text:style-name="T39">. Também </text:span>não precisam ser inicializadas<text:span text:style-name="T39">. Logo quando são declaradas, são inicializadas com o valor padrão;</text:span></text:p>
      <text:p text:style-name="P61"/>
      <text:p text:style-name="P61"/>
      <text:p text:style-name="P61"/>
      <text:p text:style-name="P61"/>
      <text:p text:style-name="P3">Entendendo o escopo de variáveis</text:p>
      <text:p text:style-name="P3"/>
      <text:p text:style-name="P61">- <text:span text:style-name="T51">a variável só será visível entre o bloco de chaves em que foi declarada;</text:span></text:p>
      <text:p text:style-name="P61"/>
      <text:p text:style-name="P61">- <text:span text:style-name="T7">variável local</text:span><text:span text:style-name="T50">: morrem quando o programa sai de seu escopo (chaves{})</text:span>;</text:p>
      <text:p text:style-name="P61"/>
      <text:p text:style-name="P3"><text:span text:style-name="T39">- </text:span>variáveis de classe<text:span text:style-name="T39">: </text:span><text:span text:style-name="T40">morrem depois que o programa acaba</text:span><text:span text:style-name="T39">;</text:span></text:p>
      <text:p text:style-name="P61"/>
      <text:p text:style-name="P3"><text:span text:style-name="T39">- </text:span>variáveis de <text:span text:style-name="T50">instância</text:span><text:span text:style-name="T40">: morrem até o objeto a que pertencem morrer (garbage collected)</text:span><text:span text:style-name="T39">;</text:span></text:p>
      <text:p text:style-name="P61"/>
      <text:p text:style-name="P61"/>
      <text:p text:style-name="P61"/>
      <text:p text:style-name="P4">Ordenando elementos em uma Classe</text:p>
      <text:p text:style-name="P4"/>
      <text:p text:style-name="P41">Element <text:tab/><text:tab/>Example <text:tab/><text:tab/>Required? <text:tab/><text:tab/>Where does it go?</text:p>
      <text:p text:style-name="P41">-----------------------------------------------------------------------------------------------------------------------</text:p>
      <text:p text:style-name="P134">Package declaration <text:tab/>package abc; <text:tab/><text:tab/>No <text:tab/><text:tab/><text:tab/>First line in the file</text:p>
      <text:p text:style-name="P134">-----------------------------------------------------------------------------------------------------------------------</text:p>
      <text:p text:style-name="P134">Import statements <text:tab/>import java.util.*; <text:tab/>No <text:tab/><text:tab/><text:tab/>Immediately after the package</text:p>
      <text:p text:style-name="P134">-----------------------------------------------------------------------------------------------------------------------</text:p>
      <text:p text:style-name="P134">Class declaration <text:tab/>public class C <text:tab/><text:tab/>Yes <text:tab/><text:tab/><text:tab/>Immediately after the import</text:p>
      <text:p text:style-name="P134">-----------------------------------------------------------------------------------------------------------------------</text:p>
      <text:p text:style-name="P134">Field declarations <text:tab/>int value; <text:tab/><text:tab/>No <text:tab/><text:tab/><text:tab/>Anywhere inside a class</text:p>
      <text:p text:style-name="P62">-----------------------------------------------------------------------------------------------------------------------</text:p>
      <text:p text:style-name="P63">Method declarations <text:tab/>void method() <text:tab/><text:tab/>No <text:tab/><text:tab/><text:tab/>Anywhere inside a class</text:p>
      <text:p text:style-name="P63"/>
      <text:p text:style-name="P63"/>
      <text:p text:style-name="P63"/>
      <text:p text:style-name="P63">- variáveis e métodos devem vir dentro de classes;</text:p>
      <text:p text:style-name="P63"/>
      <text:p text:style-name="P63">- <text:span text:style-name="T4">PIC –</text:span> package, import e class;</text:p>
      <text:p text:style-name="P63"/>
      <text:p text:style-name="P63"/>
      <text:p text:style-name="P63"/>
      <text:p text:style-name="P63"/>
      <text:p text:style-name="P5">Destruindo objetos</text:p>
      <text:p text:style-name="P5"/>
      <text:p text:style-name="P64">- objetos não são mais alcançaveis quando:</text:p>
      <text:p text:style-name="P64"><text:s text:c="4"/>o objeto não tem mais uma referência apontando para ele; </text:p>
      <text:p text:style-name="P64"><text:soft-page-break/><text:s text:c="4"/>todas as referências para o objeto estão fora do escopo;</text:p>
      <text:p text:style-name="P64"/>
      <text:p text:style-name="P64"/>
      <text:p text:style-name="P64"/>
      <text:p text:style-name="P5">Referências vs Objetos</text:p>
      <text:p text:style-name="P64"/>
      <text:p text:style-name="P64">- referências são variáveis que possuem um nome e são usadas para acessar o conteúdo de um objeto. Todas as referências tem o mesmo tamanho, independente do seu tipo;</text:p>
      <text:p text:style-name="P64"/>
      <text:p text:style-name="P64">- objetos ficam no heap (espaço na memória que a JVM usa para alocar os objetos) e não tem nome, logo só podem ser acessados por referências;</text:p>
      <text:p text:style-name="P63"/>
      <text:p text:style-name="P63"/>
      <text:p text:style-name="P63"/>
      <text:p text:style-name="P6">Método finalize()</text:p>
      <text:p text:style-name="P6"/>
      <text:p text:style-name="P65"><text:tab/>É um método que pode ser implementado por objetos. É chamado quando o <text:span text:style-name="T4">garbage collector</text:span> tenta pegar este objeto. Se a coleta falhar e o garbage collector tentar coletá-lo novamente, o método não será acionado desta vez.</text:p>
      <text:p text:style-name="P65"/>
      <text:p text:style-name="P65">- é preciso saber que ele pode não ser chamado, e nunca será chamado uma segunda vez;</text:p>
      <text:p text:style-name="P65"/>
      <text:p text:style-name="P65"/>
      <text:p text:style-name="P7"/>
      <text:p text:style-name="P7"/>
      <text:p text:style-name="P142">Chapter 2 - Operator and Statements</text:p>
      <text:p text:style-name="P144">- <text:span text:style-name="T35">Using Operators and Decision Contructs</text:span></text:p>
      <text:p text:style-name="P144">- <text:span text:style-name="T35">Using Loops Constructs</text:span></text:p>
      <text:p text:style-name="P147"/>
      <text:p text:style-name="P8"/>
      <text:p text:style-name="P66"/>
      <text:p text:style-name="P9">Using Operators and Decision Constructs e Using Loop Constructs</text:p>
      <text:p text:style-name="P9"/>
      <text:p text:style-name="P9"/>
      <text:p text:style-name="P9">Understanding Java Operators</text:p>
      <text:p text:style-name="P9"/>
      <text:p text:style-name="P67">- <text:span text:style-name="T52">existem 3 tipos de operadores: unários, binários e ternários;</text:span></text:p>
      <text:p text:style-name="P67"/>
      <text:p text:style-name="P67">- <text:span text:style-name="T52">unário: incremento e decremento(++, --);</text:span></text:p>
      <text:p text:style-name="P67"/>
      <text:p text:style-name="P67">- <text:span text:style-name="T52">binário: operações matemáticas entre 2 valores;</text:span></text:p>
      <text:p text:style-name="P67"/>
      <text:p text:style-name="P68">- ternário: if e else usando x : y ? z;</text:p>
      <text:p text:style-name="P68"/>
      <text:p text:style-name="P68"/>
      <text:p text:style-name="P68"/>
      <text:p text:style-name="P68"/>
      <text:p text:style-name="P10">Ordem de precedência dos operadores</text:p>
      <text:p text:style-name="P68"/>
      <text:p text:style-name="P42">Operator <text:tab/><text:tab/><text:tab/><text:tab/><text:tab/><text:tab/><text:tab/>Symbols and examples</text:p>
      <text:p text:style-name="P42">-----------------------------------------------------------------------------------------------------------------------</text:p>
      <text:p text:style-name="P137">Post-unary operators <text:tab/><text:tab/><text:tab/><text:tab/><text:tab/><text:tab/>expression<text:span text:style-name="T3">++</text:span>, expression<text:span text:style-name="T3">--</text:span></text:p>
      <text:p text:style-name="P138">-----------------------------------------------------------------------------------------------------------------------</text:p>
      <text:p text:style-name="P137"><text:span text:style-name="T54">Pre-unary operators <text:tab/><text:tab/><text:tab/><text:tab/><text:tab/><text:tab/></text:span><text:span text:style-name="T55">++</text:span><text:span text:style-name="T54">expression, </text:span><text:span text:style-name="T55">--</text:span><text:span text:style-name="T54">expression</text:span></text:p>
      <text:p text:style-name="P42">-----------------------------------------------------------------------------------------------------------------------</text:p>
      <text:p text:style-name="P137">Other unary operators <text:tab/><text:tab/><text:tab/><text:tab/><text:tab/>+, <text:span text:style-name="T3">-</text:span>, <text:span text:style-name="T3">!</text:span></text:p>
      <text:p text:style-name="P140">-----------------------------------------------------------------------------------------------------------------------</text:p>
      <text:p text:style-name="P137"><text:soft-page-break/>Multiplication/Division/Modulus <text:tab/><text:tab/><text:tab/><text:tab/><text:span text:style-name="T3">*</text:span>, <text:span text:style-name="T3">/</text:span>, <text:span text:style-name="T3">%</text:span></text:p>
      <text:p text:style-name="P138">-----------------------------------------------------------------------------------------------------------------------</text:p>
      <text:p text:style-name="P137">Addition/Subtraction <text:tab/><text:tab/><text:tab/><text:tab/><text:tab/><text:tab/><text:span text:style-name="T3">+</text:span>, <text:span text:style-name="T3">-</text:span></text:p>
      <text:p text:style-name="P138">-----------------------------------------------------------------------------------------------------------------------</text:p>
      <text:p text:style-name="P137">Shift operators <text:tab/><text:tab/><text:tab/><text:tab/><text:tab/><text:tab/>&lt;&lt;, &gt;&gt;, &gt;&gt;&gt;</text:p>
      <text:p text:style-name="P138">-----------------------------------------------------------------------------------------------------------------------</text:p>
      <text:p text:style-name="P137">Relational operators <text:tab/><text:tab/><text:tab/><text:tab/><text:tab/><text:tab/><text:span text:style-name="T3">&lt;</text:span>, <text:span text:style-name="T3">&gt;</text:span>, <text:span text:style-name="T3">&lt;=</text:span>, <text:span text:style-name="T3">&gt;=</text:span>, instanceof</text:p>
      <text:p text:style-name="P138">-----------------------------------------------------------------------------------------------------------------------</text:p>
      <text:p text:style-name="P137">Equal to/not equal to <text:tab/><text:tab/><text:tab/><text:tab/><text:tab/><text:tab/><text:span text:style-name="T3">==</text:span>, <text:span text:style-name="T3">!=</text:span></text:p>
      <text:p text:style-name="P138">-----------------------------------------------------------------------------------------------------------------------</text:p>
      <text:p text:style-name="P137">Logical operators <text:tab/><text:tab/><text:tab/><text:tab/><text:tab/><text:tab/><text:span text:style-name="T3">&amp;</text:span>, <text:span text:style-name="T3">^</text:span>, <text:span text:style-name="T3">|</text:span></text:p>
      <text:p text:style-name="P138">-----------------------------------------------------------------------------------------------------------------------</text:p>
      <text:p text:style-name="P137">Short-circuit logical operators <text:tab/><text:tab/><text:tab/><text:tab/><text:span text:style-name="T3">&amp;&amp;</text:span>, <text:span text:style-name="T3">||</text:span></text:p>
      <text:p text:style-name="P138">-----------------------------------------------------------------------------------------------------------------------</text:p>
      <text:p text:style-name="P137">Ternary operators <text:tab/><text:tab/><text:tab/><text:tab/><text:tab/><text:tab/>boolean expression <text:span text:style-name="T3">? </text:span>expression1 <text:span text:style-name="T3">: <text:tab/><text:tab/><text:tab/><text:tab/><text:tab/><text:tab/><text:tab/><text:tab/><text:tab/><text:tab/><text:tab/></text:span>expression2</text:p>
      <text:p text:style-name="P138">-----------------------------------------------------------------------------------------------------------------------</text:p>
      <text:p text:style-name="P68">Assignment operators <text:tab/><text:tab/><text:tab/><text:tab/><text:tab/><text:span text:style-name="T3">=</text:span>, <text:span text:style-name="T3">+=</text:span>, <text:span text:style-name="T3">-=</text:span>, *=, /=, %=, &amp;=, ^=, !=, &lt;&lt;=, <text:tab/><text:tab/><text:tab/><text:tab/><text:tab/><text:tab/><text:tab/><text:tab/><text:tab/><text:tab/>&gt;&gt;=, &gt;&gt;&gt;=</text:p>
      <text:p text:style-name="P135"/>
      <text:p text:style-name="P191"/>
      <text:p text:style-name="P191"/>
      <text:p text:style-name="P191">pg 50 chapter 2</text:p>
      <text:p text:style-name="P191"/>
      <text:p text:style-name="P191"/>
      <text:p text:style-name="P192">Working with Binary Arithmetic Operators</text:p>
      <text:p text:style-name="P192"/>
      <text:p text:style-name="P205">- <text:span text:style-name="T1">somente + e += podem ser usados em Strings;</text:span></text:p>
      <text:p text:style-name="P205"/>
      <text:p text:style-name="P205"/>
      <text:p text:style-name="P193">Numeric Promotion</text:p>
      <text:p text:style-name="P206"/>
      <text:p text:style-name="P206">- em operações aritméticas, quando se tem valores de tipos diferentes, o Java automaticamente promove os valores para o tipo maior entre eles;</text:p>
      <text:p text:style-name="P206"/>
      <text:p text:style-name="P206">- se tem um valor inteiro e outro de ponto flutuante, o Java os promove para ponto flutuante;</text:p>
      <text:p text:style-name="P206"/>
      <text:p text:style-name="P206">- <text:span text:style-name="T2">os tipos </text:span><text:span text:style-name="T5">byte, short e char </text:span><text:span text:style-name="T2">são primeiro convertidos para </text:span><text:span text:style-name="T5">inteiro</text:span><text:span text:style-name="T2">, e depois a operação é executada (mesmo que nenhum dos operadores seja inteiro);</text:span></text:p>
      <text:p text:style-name="P206"/>
      <text:p text:style-name="P206">- <text:span text:style-name="T2">depois de todas as promoções ocorrerem e os operandos serem do mesmo tipo, o resultado da operação terá o mesmo tipo da promoção final dos operandos;</text:span></text:p>
      <text:p text:style-name="P206"/>
      <text:p text:style-name="P206"/>
      <text:p text:style-name="P206"/>
      <text:p text:style-name="P206"/>
      <text:p text:style-name="P194">Unary Operators</text:p>
      <text:p text:style-name="P194"/>
      <text:p text:style-name="P207"/>
      <text:p text:style-name="P207">Unary operator <text:tab/><text:tab/>Description </text:p>
      <text:p text:style-name="P207">-------------------------------------------------------------------------------------------------------------------------------</text:p>
      <text:p text:style-name="P207">+ <text:tab/><text:tab/><text:tab/><text:tab/>Indicates a number is positive, although numbers are assumed </text:p>
      <text:p text:style-name="P207"><text:tab/><text:tab/><text:tab/><text:tab/>to be positive in Java unless accompanied by a negative unary operator </text:p>
      <text:p text:style-name="P207">-------------------------------------------------------------------------------------------------------------------------------</text:p>
      <text:p text:style-name="P207">- <text:tab/><text:tab/><text:tab/><text:tab/>Indicates a literal number is negative or negates an expression </text:p>
      <text:p text:style-name="P207">-------------------------------------------------------------------------------------------------------------------------------</text:p>
      <text:p text:style-name="P207">++ <text:tab/><text:tab/><text:tab/><text:tab/>Increments a value by 1 </text:p>
      <text:p text:style-name="P207"><text:soft-page-break/>-------------------------------------------------------------------------------------------------------------------------------</text:p>
      <text:p text:style-name="P207">-- <text:tab/><text:tab/><text:tab/><text:tab/>Decrements a value by 1 </text:p>
      <text:p text:style-name="P207">-------------------------------------------------------------------------------------------------------------------------------</text:p>
      <text:p text:style-name="P207">! <text:tab/><text:tab/><text:tab/><text:tab/>Inverts a Boolean’s logical value</text:p>
      <text:p text:style-name="P183"/>
      <text:p text:style-name="P207"/>
      <text:p text:style-name="P195">Casting Primitive Values</text:p>
      <text:p text:style-name="P195"/>
      <text:p text:style-name="P208">- o compilador não aceita a atribuição de um tipo com alcance maior em um menor <text:span text:style-name="T4">sem casting</text:span>;</text:p>
      <text:p text:style-name="P208"/>
      <text:p text:style-name="P208">- <text:span text:style-name="T33">cating com operadores compostos (-=, +=, *=, /=, %=) o compilador faz o cast para realizar as operações, e ao atribuir o valor a variável, ele faz o cast correspondente. Ex:</text:span></text:p>
      <text:p text:style-name="P208"/>
      <text:p text:style-name="P209">long x = 10;</text:p>
      <text:p text:style-name="P209">int y = 5;</text:p>
      <text:p text:style-name="P209">x *= x; // compila, já isto não compilaria x = y * x;</text:p>
      <text:p text:style-name="P209"/>
      <text:p text:style-name="P208"/>
      <text:p text:style-name="P196">Relational Operators</text:p>
      <text:p text:style-name="P196"/>
      <text:p text:style-name="P210">- instanceof serve para identificar se <text:s/>(a instanceof b) a instancia alguma classe relacionada a b (retorna booleano);</text:p>
      <text:p text:style-name="P210"/>
      <text:p text:style-name="P210">- útil para verificar se um objeto é membro de alguma classe ou interface;</text:p>
      <text:p text:style-name="P210"/>
      <text:p text:style-name="P210"/>
      <text:p text:style-name="P210"/>
      <text:p text:style-name="P196">Logical Operators</text:p>
      <text:p text:style-name="P196"/>
      <text:p text:style-name="P210">- AND é somente <text:span text:style-name="T4">true </text:span>se ambos operandos for <text:span text:style-name="T4">true</text:span>;</text:p>
      <text:p text:style-name="P210"/>
      <text:p text:style-name="P210">- OU inclusivo somente é <text:span text:style-name="T4">false</text:span> se ambos operandos forem <text:span text:style-name="T4">false</text:span>;</text:p>
      <text:p text:style-name="P210"/>
      <text:p text:style-name="P210">- OU exclusivo somente é <text:span text:style-name="T4">true</text:span> se os operadores <text:span text:style-name="T4">forem diferentes</text:span>;</text:p>
      <text:p text:style-name="P210"/>
      <text:p text:style-name="P210"/>
      <text:p text:style-name="P210"/>
      <text:p text:style-name="P197">Equality Operators</text:p>
      <text:p text:style-name="P197"/>
      <text:p text:style-name="P211">- também promovem os tipos;</text:p>
      <text:p text:style-name="P211"/>
      <text:p text:style-name="P211">- comparações entre tipos que não suportam promoções (que não são números, ex: comparar boolean com numérico, etc);</text:p>
      <text:p text:style-name="P211"/>
      <text:p text:style-name="P211"/>
      <text:p text:style-name="P211"/>
      <text:p text:style-name="P198">Switch Statement</text:p>
      <text:p text:style-name="P198"/>
      <text:p text:style-name="P212">- suporta tipos primitivos, seus wrappers, String e enum (<text:span text:style-name="T4">long, boolean e seus wrappers não são suportados</text:span>);</text:p>
      <text:p text:style-name="P212"/>
      <text:p text:style-name="P212">- default pode ir em qualquer lugar;</text:p>
      <text:p text:style-name="P212"/>
      <text:p text:style-name="P212">- nos <text:span text:style-name="T4">case </text:span>do switch, só se aceita <text:span text:style-name="T4">valores </text:span><text:span text:style-name="T10">e constantes (final e enum </text:span><text:span text:style-name="T32">também</text:span><text:span text:style-name="T10">)</text:span>, não variáveis, e tem que bater com o tipo, pois promoções não ocorrem. <text:span text:style-name="T59">Ex: se for uma variável, mas final, compila;</text:span></text:p>
      <text:p text:style-name="P212"/>
      <text:p text:style-name="P212">- <text:span text:style-name="T34">os valores dos cases não podem estar duplicados;</text:span></text:p>
      <text:p text:style-name="P212"/>
      <text:p text:style-name="P43"/>
      <text:p text:style-name="P43"><text:soft-page-break/></text:p>
      <text:p text:style-name="P43"/>
      <text:p text:style-name="P69"><text:span text:style-name="T3">The Basic </text:span><text:span text:style-name="T102">for </text:span><text:span text:style-name="T3">Statement</text:span></text:p>
      <text:p text:style-name="P43"/>
      <text:p text:style-name="P70">for (<text:span text:style-name="T4">inicialização; expressão booleana; atualizar declaração</text:span>) {}</text:p>
      <text:p text:style-name="P70"/>
      <text:p text:style-name="P70"/>
      <text:p text:style-name="P70">1 executa instrução de inicialização;</text:p>
      <text:p text:style-name="P70">2 se a expressão for booleana for <text:span text:style-name="T4">true </text:span>continua, <text:span text:style-name="T4">else</text:span> sai do loop;</text:p>
      <text:p text:style-name="P70">2 executa o corpo;</text:p>
      <text:p text:style-name="P70">3 executa a declaração de atualização;</text:p>
      <text:p text:style-name="P70">4 retorna ao passo 2;</text:p>
      <text:p text:style-name="P70"/>
      <text:p text:style-name="P11">DICAS</text:p>
      <text:p text:style-name="P11"/>
      <text:p text:style-name="P71">- a expressão booleana do <text:span text:style-name="T4">for </text:span>sempre é verificada <text:span text:style-name="T4">antes de executar seu loop</text:span>;</text:p>
      <text:p text:style-name="P71"/>
      <text:p text:style-name="P72">- <text:span text:style-name="T57">na primeira parte do for é necessário uma declaração, não somente uma atribuição.</text:span></text:p>
      <text:p text:style-name="P74">Ex: i = 0 // não compila, mas int i = 0 // compila;</text:p>
      <text:p text:style-name="P72"/>
      <text:p text:style-name="P72">- <text:span text:style-name="T57">se houver mais de uma variável na inicialização do for, </text:span><text:span text:style-name="T8">todas devem ser do mesmo tipo</text:span><text:span text:style-name="T57">;</text:span></text:p>
      <text:p text:style-name="P72"/>
      <text:p text:style-name="P72"/>
      <text:p text:style-name="P72"/>
      <text:p text:style-name="P72"/>
      <text:p text:style-name="P75"><text:span text:style-name="T3">The </text:span><text:span text:style-name="T102">for-each </text:span><text:span text:style-name="T3">Statement</text:span></text:p>
      <text:p text:style-name="P44"/>
      <text:p text:style-name="P44">DICAS</text:p>
      <text:p text:style-name="P44"/>
      <text:p text:style-name="P73">- <text:span text:style-name="T58">quando se ver um </text:span><text:span text:style-name="T9">for-each</text:span><text:span text:style-name="T58"> na prova, verifique se a declaração da direita é um array mesmo, ou um Iterable;</text:span></text:p>
      <text:p text:style-name="P73"/>
      <text:p text:style-name="P73">- <text:span text:style-name="T58">labels para for -&gt; nomeLabel : for(.....)</text:span></text:p>
      <text:p text:style-name="P73"/>
      <text:p text:style-name="P73">- <text:span text:style-name="T58">labels para break -&gt; break labelBreak;</text:span></text:p>
      <text:p text:style-name="P73"/>
      <text:p text:style-name="P150">Advanced flow control usage</text:p>
      <text:p text:style-name="P152">-----------------------------------------------------------------------------------------------------------------------------------------------------------------------------------</text:p>
      <text:p text:style-name="P155"><text:span text:style-name="T103"><text:tab/><text:tab/>Allows optional labels <text:tab/><text:tab/>Allows </text:span><text:span text:style-name="T105">break </text:span><text:span text:style-name="T103">statement<text:tab/><text:tab/>Allows </text:span><text:span text:style-name="T105">continue </text:span><text:span text:style-name="T103">statemen</text:span><text:span text:style-name="T104">t</text:span></text:p>
      <text:p text:style-name="P154">-----------------------------------------------------------------------------------------------------------------------------------------------------------------------------------</text:p>
      <text:p text:style-name="P155"><text:span text:style-name="T109">if <text:tab/><text:tab/></text:span><text:span text:style-name="T106">Yes * <text:tab/><text:tab/><text:tab/><text:tab/>No <text:tab/><text:tab/><text:tab/><text:tab/></text:span><text:span text:style-name="T107">N</text:span><text:span text:style-name="T106">o</text:span></text:p>
      <text:p text:style-name="P153">-----------------------------------------------------------------------------------------------------------------------------------------------------------------------------------</text:p>
      <text:p text:style-name="P155"><text:span text:style-name="T109">while <text:tab/><text:tab/></text:span><text:span text:style-name="T106">Yes <text:tab/><text:tab/><text:tab/><text:tab/>Yes <text:tab/><text:tab/><text:tab/><text:tab/>Yes</text:span></text:p>
      <text:p text:style-name="P153">-----------------------------------------------------------------------------------------------------------------------------------------------------------------------------------</text:p>
      <text:p text:style-name="P156"><text:span text:style-name="T109">do while <text:tab/><text:tab/></text:span><text:span text:style-name="T106">Yes <text:tab/><text:tab/><text:tab/><text:tab/>Yes <text:tab/><text:tab/><text:tab/><text:tab/>Yes</text:span></text:p>
      <text:p text:style-name="P153">-----------------------------------------------------------------------------------------------------------------------------------------------------------------------------------</text:p>
      <text:p text:style-name="P155"><text:span text:style-name="T109">for <text:tab/><text:tab/></text:span><text:span text:style-name="T106">Yes <text:tab/><text:tab/><text:tab/><text:tab/>Yes <text:tab/><text:tab/><text:tab/><text:tab/>Yes</text:span></text:p>
      <text:p text:style-name="P153">-----------------------------------------------------------------------------------------------------------------------------------------------------------------------------------</text:p>
      <text:p text:style-name="P181"><text:span text:style-name="T109">switch <text:tab/><text:tab/></text:span><text:span text:style-name="T106">Yes <text:tab/><text:tab/><text:tab/><text:tab/>Yes <text:tab/><text:tab/><text:tab/><text:tab/>No</text:span></text:p>
      <text:p text:style-name="P151"/>
      <text:p text:style-name="P151"/>
      <text:p text:style-name="P151"/>
      <text:p text:style-name="P151"/>
      <text:p text:style-name="P12">DICAS</text:p>
      <text:p text:style-name="P12"/>
      <text:p text:style-name="P76">- tomar cuidado com os labels</text:p>
      <text:p text:style-name="P76"/>
      <text:p text:style-name="P76"/>
      <text:p text:style-name="P76"/>
      <text:p text:style-name="P76"/>
      <text:p text:style-name="P76"/>
      <text:p text:style-name="P143"/>
      <text:p text:style-name="P143"><text:soft-page-break/>Chapter <text:span text:style-name="T60">3</text:span> – <text:span text:style-name="T60">Core Java APIs</text:span></text:p>
      <text:p text:style-name="P145">- <text:span text:style-name="T60">Using Operators and Decision Constructs</text:span></text:p>
      <text:p text:style-name="P145">- <text:span text:style-name="T60">Creating and Using Arrays</text:span></text:p>
      <text:p text:style-name="P146">- Working with Selected classes from the Java API</text:p>
      <text:p text:style-name="P146">- Working with Java Data Types</text:p>
      <text:p text:style-name="P76"/>
      <text:p text:style-name="P76"/>
      <text:p text:style-name="P13">Creating and Manipulating Strings</text:p>
      <text:p text:style-name="P13"/>
      <text:p text:style-name="P13"/>
      <text:p text:style-name="P13">Concatenation</text:p>
      <text:p text:style-name="P13"/>
      <text:p text:style-name="P13">DICAS</text:p>
      <text:p text:style-name="P13"/>
      <text:p text:style-name="P77">- uma String não precisa da palavra new para instanciar um objeto, ou seja: String name = "objeto"; instancia um objeto, <text:span text:style-name="T4">mesmo sem usar new</text:span>;</text:p>
      <text:p text:style-name="P77"/>
      <text:p text:style-name="P77">- se ambos operandos forem numéricos, + significa soma;</text:p>
      <text:p text:style-name="P77"/>
      <text:p text:style-name="P77">- se somente um operando for String, + significa <text:span text:style-name="T4">concatenação</text:span>;</text:p>
      <text:p text:style-name="P77"/>
      <text:p text:style-name="P77">- a expressão é avaliada <text:span text:style-name="T4">da esquerda para direita</text:span>;</text:p>
      <text:p text:style-name="P77"/>
      <text:p text:style-name="P77">- String's são <text:span text:style-name="T4">imutáveis</text:span>, simplesmente não podem ser alteradas;</text:p>
      <text:p text:style-name="P77"/>
      <text:p text:style-name="P77">- <text:span text:style-name="T65">mesmo um objeto imutável (e do pool de Strings) pode ser coletado pelo GC;</text:span></text:p>
      <text:p text:style-name="P77"/>
      <text:p text:style-name="P77">- <text:span text:style-name="T65">String não pode ser comparado com StringBuilder;</text:span></text:p>
      <text:p text:style-name="P77"/>
      <text:p text:style-name="P77">- <text:span text:style-name="T65">String aceita concatenação com as keywords false e true;</text:span></text:p>
      <text:p text:style-name="P77"><text:tab/></text:p>
      <text:p text:style-name="P77"/>
      <text:p text:style-name="P77"/>
      <text:p text:style-name="P77"/>
      <text:p text:style-name="P13">The String Pool</text:p>
      <text:p text:style-name="P13"/>
      <text:p text:style-name="P77">- só os <text:span text:style-name="T4">literais</text:span> vão para o pool. Ex: "name" vai, object.toString() não vai;</text:p>
      <text:p text:style-name="P77"/>
      <text:p text:style-name="P77"/>
      <text:p text:style-name="P78"><text:span text:style-name="T4">equals()</text:span> - <text:span text:style-name="T4">compara o conteúdo das Strings. Já comparação com == compara as posições na memória;</text:span></text:p>
      <text:p text:style-name="P77"/>
      <text:p text:style-name="P77"/>
      <text:p text:style-name="P13">Important String Methods</text:p>
      <text:p text:style-name="P13"/>
      <text:p text:style-name="P14">concat(String str) –<text:span text:style-name="T39"> retorna a String atual concatenada com a String do parâmetro;</text:span></text:p>
      <text:p text:style-name="P13"/>
      <text:p text:style-name="P13">length() <text:span text:style-name="T39">- retorna o número de caracteres de uma String;</text:span></text:p>
      <text:p text:style-name="P13"/>
      <text:p text:style-name="P13">charAt(int index)<text:span text:style-name="T39"> - retorna o caractere no índice passado por parâmetro para este método;</text:span></text:p>
      <text:p text:style-name="P13"/>
      <text:p text:style-name="P13">indexOf(char ch)<text:span text:style-name="T39"> – retorna o índice do caractere passado por parâmetro;</text:span></text:p>
      <text:p text:style-name="P13"/>
      <text:p text:style-name="P13">substring(int beginIndex) e substring(int beginIndex, int endIndex) –<text:span text:style-name="T39"> </text:span><text:span text:style-name="T41">retorna parte de uma String. Quando só 1 parâmetro é passado, ele retorna desde o índice indicado, até o fim da String. Quando 2 parâmetros são passados, ele pega desde o índice do início </text:span><text:span text:style-name="T61">e para até o 2º parâmetro indicado</text:span><text:span text:style-name="T41">. Ex: animals. substring(3, 4); // m. Se substring(3, 3), retornaria uma String vazia;</text:span></text:p>
      <text:p text:style-name="P13"/>
      <text:p text:style-name="P15"><text:soft-page-break/>toLowerCase() e toUpperCase()<text:span text:style-name="T39"> - <text:s text:c="2"/>( ¬¬ )</text:span></text:p>
      <text:p text:style-name="P15"/>
      <text:p text:style-name="P15">equals() e equalsIgnoreCase()<text:span text:style-name="T39"> - equals compara se 2 objetos do tipo String tem os mesmos caracteres, e o ignoreCase já diz;</text:span></text:p>
      <text:p text:style-name="P15">startsWith(String prefix) e endsWith(String sufix) –<text:span text:style-name="T39"> retorna um booleano, e é case-sensitive;</text:span></text:p>
      <text:p text:style-name="P15"/>
      <text:p text:style-name="P15">contains(String str) –<text:span text:style-name="T39"> verifica se a String contém o caracter ou a sequência de caracteres. É case-sensitive;</text:span></text:p>
      <text:p text:style-name="P15"/>
      <text:p text:style-name="P15">replace(char oldChar, char newChar)</text:p>
      <text:p text:style-name="P15">replace(CharSequence oldChar, CharSequence newChar) –<text:span text:style-name="T39"> </text:span><text:span text:style-name="T42">auto-explicativo. OBS: caso o char/CharSequence não seja encontrado, ele retorna o objeto normal;</text:span></text:p>
      <text:p text:style-name="P15"/>
      <text:p text:style-name="P14">trim() - <text:span text:style-name="T39"><text:s/>remove espaços do início e do fim da String;</text:span></text:p>
      <text:p text:style-name="P14"/>
      <text:p text:style-name="P14"/>
      <text:p text:style-name="P14"/>
      <text:p text:style-name="P14"/>
      <text:p text:style-name="P14">Method Chainin<text:span text:style-name="T66">g </text:span><text:span text:style-name="T39">- é a arte de concatenar métodos: "AniMaL ".trim().toLowerCase().replace('a', 'A'); <text:s/>( ¬¬ )</text:span></text:p>
      <text:p text:style-name="P79"/>
      <text:p text:style-name="P79"/>
      <text:p text:style-name="P79"/>
      <text:p text:style-name="P79"/>
      <text:p text:style-name="P79"/>
      <text:p text:style-name="P14">Using the StringBuilder Class</text:p>
      <text:p text:style-name="P14"/>
      <text:p text:style-name="P14">DICAS</text:p>
      <text:p text:style-name="P14"/>
      <text:p text:style-name="P79">- é mutável;</text:p>
      <text:p text:style-name="P79"/>
      <text:p text:style-name="P79">- <text:span text:style-name="T65">Não pode ser comparado com String;</text:span></text:p>
      <text:p text:style-name="P79"/>
      <text:p text:style-name="P79">- <text:span text:style-name="T68">comparação de objetos vazios do tipo StringBuilder retorna false;</text:span></text:p>
      <text:p text:style-name="P79"/>
      <text:p text:style-name="P79">- <text:span text:style-name="T68">comparação de objetos vazios do tipo String retorna true;</text:span></text:p>
      <text:p text:style-name="P79"/>
      <text:p text:style-name="P79"/>
      <text:p text:style-name="P79"/>
      <text:p text:style-name="P14">Creating a StringBuilder</text:p>
      <text:p text:style-name="P14"/>
      <text:p text:style-name="P79">StringBuilder sb1 = new StringBuilder(); </text:p>
      <text:p text:style-name="P79">StringBuilder sb2 = new StringBuilder("animal"); </text:p>
      <text:p text:style-name="P79">StringBuilder sb3 = new StringBuilder(10);</text:p>
      <text:p text:style-name="P79"/>
      <text:p text:style-name="P79">OBS: neste terceiro, ele cria uma String com tamanho 10, como se fosse um array com 10 posições, mas todas vazias;</text:p>
      <text:p text:style-name="P79"/>
      <text:p text:style-name="P79"/>
      <text:p text:style-name="P79"/>
      <text:p text:style-name="P79"/>
      <text:p text:style-name="P14">Important StringBuilder Methods</text:p>
      <text:p text:style-name="P14"/>
      <text:p text:style-name="P14">charAt(), indexOf(), length(), and substring() <text:span text:style-name="T39">- funcionam da mesma maneira que para String;</text:span></text:p>
      <text:p text:style-name="P14"/>
      <text:p text:style-name="P14">append() <text:span text:style-name="T39">- concatena (para StringBuilder somente);</text:span></text:p>
      <text:p text:style-name="P14"/>
      <text:p text:style-name="P14">insert(int offset, String str) –<text:span text:style-name="T39"> </text:span><text:span text:style-name="T43">adiciona a </text:span><text:span text:style-name="T62">str</text:span><text:span text:style-name="T43"> na posição </text:span><text:span text:style-name="T62">offset</text:span><text:span text:style-name="T43"> indicada;</text:span></text:p>
      <text:p text:style-name="P14"/>
      <text:p text:style-name="P16"><text:soft-page-break/>delete(int start, int end) </text:p>
      <text:p text:style-name="P16">deleteCharAt(int index)<text:span text:style-name="T39"> – o delete com 2 parâmetros, deleta deste o primeiro índice, e para de deletar no 2º parâmetro;</text:span></text:p>
      <text:p text:style-name="P16"/>
      <text:p text:style-name="P16">reverse()<text:span text:style-name="T39"> - inverte a ordem dos caracteres, de trás para a frente;</text:span></text:p>
      <text:p text:style-name="P16"/>
      <text:p text:style-name="P16"/>
      <text:p text:style-name="P16"/>
      <text:p text:style-name="P16">Understanding Equality</text:p>
      <text:p text:style-name="P16"/>
      <text:p text:style-name="P80">- importante lembrar que a comparação de igualdade <text:span text:style-name="T67">( == ) </text:span>verifica se os objetos apontam para a mesma posição da memória / <text:span text:style-name="T67">apontam para o mesmo objeto</text:span>. Se um objeto new String("Hello") e a string "Hello" forem comparados, retornará false, pois o "Hello" está no pool, e o new String("Hello") está em outro lugar <text:span text:style-name="T64">na memória</text:span>, mas não no pool;</text:p>
      <text:p text:style-name="P80">Outro exemplo:</text:p>
      <text:p text:style-name="P80"/>
      <text:p text:style-name="P80">String x = "Hello World"; </text:p>
      <text:p text:style-name="P80">String z = " Hello World".trim();</text:p>
      <text:p text:style-name="P80">System.out.println(x.equals(z)); // <text:span text:style-name="T159">false</text:span></text:p>
      <text:p text:style-name="P80"/>
      <text:p text:style-name="P80">Funciona! Pois o equals(), <text:span text:style-name="T64">se tratando de literais, </text:span>verifica o conteúdo dos objetos;</text:p>
      <text:p text:style-name="P80"/>
      <text:p text:style-name="P80">Tiger t1 = new Tiger();</text:p>
      <text:p text:style-name="P80">Tiger t2 = new Tiger();</text:p>
      <text:p text:style-name="P80">System.out.println(t1.equals(t2)); // false</text:p>
      <text:p text:style-name="P80"/>
      <text:p text:style-name="P80">Aqui não, pois como não possuem conteúdo ainda, ele verifica a posição dos objetos na memória;</text:p>
      <text:p text:style-name="P80"/>
      <text:p text:style-name="P80"/>
      <text:p text:style-name="P80"/>
      <text:p text:style-name="P80"/>
      <text:p text:style-name="P16">Understanding <text:span text:style-name="T63">Java</text:span> Arrays</text:p>
      <text:p text:style-name="P16"/>
      <text:p text:style-name="P17">DICAS</text:p>
      <text:p text:style-name="P81"/>
      <text:p text:style-name="P81">- ao instanciar o array, ele inicializa todas as posições <text:span text:style-name="T4">para default do tipo declarado</text:span>;</text:p>
      <text:p text:style-name="P81"/>
      <text:p text:style-name="P157"><text:span text:style-name="T118">- declarar um array sem usar o new, é um atalho. Ex: </text:span><text:span text:style-name="T109">int[] numbers2 = new int[] {42, 55, 99}; // </text:span><text:span text:style-name="T110">redundante</text:span></text:p>
      <text:p text:style-name="P160"><text:tab/><text:tab/><text:tab/><text:tab/><text:tab/><text:tab/><text:tab/> <text:s/>int[] numbers2 = {42, 55, 99}; // atalho</text:p>
      <text:p text:style-name="P160"/>
      <text:p text:style-name="P157"><text:span text:style-name="T112">- </text:span><text:span text:style-name="T108">int ids[], types;</text:span><text:span text:style-name="T112"> // é válido;</text:span></text:p>
      <text:p text:style-name="P160"/>
      <text:p text:style-name="P81">- arrays aceitam todos os tipos: classes, etc;</text:p>
      <text:p text:style-name="P81"/>
      <text:p text:style-name="P157"><text:span text:style-name="T118">- </text:span><text:span text:style-name="T119">toString() em um array imprime algo como: </text:span><text:span text:style-name="T113">[Ljava.lang</text:span><text:span text:style-name="T109">.String;@160bc7c0;</text:span></text:p>
      <text:p text:style-name="P167"/>
      <text:p text:style-name="P158"><text:span text:style-name="T118">- </text:span><text:span text:style-name="T119">existe um método que imprime um array mais legivelmente:</text:span><text:span text:style-name="T118"> </text:span><text:span text:style-name="T113">java.</text:span><text:span text:style-name="T109">util.Arrays.toString(</text:span><text:span text:style-name="T111">array</text:span><text:span text:style-name="T109">)</text:span></text:p>
      <text:p text:style-name="P168"/>
      <text:p text:style-name="P158"><text:span text:style-name="T119">- um array de Strings aponta para objetos Strings. </text:span><text:span text:style-name="T120">Cada índice aponta para um objeto</text:span><text:span text:style-name="T119">;</text:span></text:p>
      <text:p text:style-name="P82"/>
      <text:p text:style-name="P158"><text:span text:style-name="T119">- </text:span><text:span text:style-name="T121">casting de </text:span><text:span text:style-name="T122">arrays</text:span><text:span text:style-name="T121">: </text:span><text:span text:style-name="T114">String[] againStrings = (String[]) objects;</text:span></text:p>
      <text:p text:style-name="P84"/>
      <text:p text:style-name="P158"><text:span text:style-name="T121">- </text:span><text:span text:style-name="T123">arrays não podem ser declarados assim: int[] array = new int[];</text:span></text:p>
      <text:p text:style-name="P86">Ou seja, usando o new com sua dimensão vazia na direita;</text:p>
      <text:p text:style-name="P83"/>
      <text:p text:style-name="P159"><text:span text:style-name="T119">- </text:span><text:span text:style-name="T123">arrays são </text:span><text:span text:style-name="T126">mutáveis</text:span><text:span text:style-name="T123">,</text:span><text:span text:style-name="T119"> </text:span><text:span text:style-name="T123">pois seu conteúdo pode ser mudado, mesmo que seu tamanho não;</text:span></text:p>
      <text:p text:style-name="P87"/>
      <text:p text:style-name="P159"><text:span text:style-name="T123">- arrays são </text:span><text:span text:style-name="T126">ordenados</text:span><text:span text:style-name="T123">;</text:span></text:p>
      <text:p text:style-name="P87"/>
      <text:p text:style-name="P159"><text:soft-page-break/><text:span text:style-name="T123">- </text:span><text:span text:style-name="T124">REVISAR </text:span><text:span text:style-name="T115">binarySearch(random, x); e Arrays.asList entre arrays e arrayList</text:span></text:p>
      <text:p text:style-name="P161"/>
      <text:p text:style-name="P18"/>
      <text:p text:style-name="P19">Arrays.binarySearch(short[] a, short key) –<text:span text:style-name="T39"> procura dentro do array a o valor key;</text:span></text:p>
      <text:p text:style-name="P18"/>
      <text:p text:style-name="P18"/>
      <text:p text:style-name="P159"><text:span text:style-name="T123">- </text:span><text:span text:style-name="T127">equals() </text:span><text:span text:style-name="T124">- o equals entre arrays não compara o conteúdo, e sim suas posições de memória;</text:span></text:p>
      <text:p text:style-name="P83"/>
      <text:p text:style-name="P171"><text:span text:style-name="T131">s</text:span><text:span text:style-name="T130">orting()</text:span></text:p>
      <text:p text:style-name="P20"/>
      <text:p text:style-name="P171"><text:span text:style-name="T119">- </text:span><text:span text:style-name="T117">organiza o array de acordo com o tipo (letras ordem alfabética, números ordem crescente);</text:span></text:p>
      <text:p text:style-name="P85"/>
      <text:p text:style-name="P85"/>
      <text:p text:style-name="P85"/>
      <text:p text:style-name="P85"/>
      <text:p text:style-name="P20">Understanding The ArrayList</text:p>
      <text:p text:style-name="P20"/>
      <text:p text:style-name="P21">DICAS</text:p>
      <text:p text:style-name="P21"/>
      <text:p text:style-name="P174"><text:span text:style-name="T130">- </text:span><text:span text:style-name="T132">REVISAR </text:span><text:span text:style-name="T116">list.toArray(new Integer[4]);</text:span><text:span text:style-name="T132"> método Collections.sort() como sorteia;</text:span></text:p>
      <text:p text:style-name="P88"/>
      <text:p text:style-name="P174"><text:span text:style-name="T132">- </text:span><text:span text:style-name="T128">list.toArray()</text:span><text:span text:style-name="T133"> - retorna um array de Object;</text:span></text:p>
      <text:p text:style-name="P89"/>
      <text:p text:style-name="P175"><text:span text:style-name="T132">- </text:span><text:span text:style-name="T128">list.toArray(Object[] a)</text:span><text:span text:style-name="T133"> – retorna um objeto do tipo indicado no parâmetro, e com o tamanho indicado no parâmetro (</text:span><text:span text:style-name="T134">deve ser indicado </text:span><text:span text:style-name="T135">o tamanho</text:span><text:span text:style-name="T133">);</text:span></text:p>
      <text:p text:style-name="P86"/>
      <text:p text:style-name="P86">- ArrayList e List podem ser declarados sem o operador diamante;</text:p>
      <text:p text:style-name="P20"/>
      <text:p text:style-name="P176"><text:span text:style-name="T130">- </text:span><text:span text:style-name="T136">ArrayList é mutável: você pode mudar seu conteúdo e tamanho;</text:span></text:p>
      <text:p text:style-name="P20"/>
      <text:p text:style-name="P176"><text:span text:style-name="T130">- </text:span><text:span text:style-name="T136">ArrayList é </text:span><text:span text:style-name="T126">ordenado</text:span><text:span text:style-name="T136">;</text:span></text:p>
      <text:p text:style-name="P20"/>
      <text:p text:style-name="P172"><text:span text:style-name="T130">set(int index, E novoElemento) </text:span><text:span text:style-name="T117">- ( ¬¬ )</text:span></text:p>
      <text:p text:style-name="P90"/>
      <text:p text:style-name="P172"><text:span text:style-name="T130">equals() </text:span><text:span text:style-name="T117">- compara o </text:span><text:span text:style-name="T130">conteúdo</text:span><text:span text:style-name="T117"> do arrayList, não se apontam para o mesmo objeto;</text:span></text:p>
      <text:p text:style-name="P90"/>
      <text:p text:style-name="P90"/>
      <text:p text:style-name="P90"/>
      <text:p text:style-name="P22">boolean remove(Object object)</text:p>
      <text:p text:style-name="P139"><text:span text:style-name="T64">Tipo </text:span>remove(int index)<text:span text:style-name="T53"> </text:span><text:span text:style-name="T56">- </text:span><text:span text:style-name="T53">( ¬¬ )</text:span></text:p>
      <text:p text:style-name="P90"/>
      <text:p text:style-name="P90"/>
      <text:p text:style-name="P90"/>
      <text:p text:style-name="P22">Wrapper Classes</text:p>
      <text:p text:style-name="P22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/>
      <text:p text:style-name="P90"/>
      <text:p text:style-name="P90"/>
      <text:p text:style-name="P22">DICAS</text:p>
      <text:p text:style-name="P22"/>
      <text:p text:style-name="P90">- classes Wrapper tem métodos que os convertem para primitivos de volta;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23">Sorting</text:p>
      <text:p text:style-name="P23"/>
      <text:p text:style-name="P23">Usa o método java.util.Collections.sort(List&lt;T&gt; l);</text:p>
      <text:p text:style-name="P23"/>
      <text:p text:style-name="P23"/>
      <text:p text:style-name="P23"/>
      <text:p text:style-name="P23"/>
      <text:p text:style-name="P23"/>
      <text:p text:style-name="P23">Working with Dates and Times</text:p>
      <text:p text:style-name="P23"/>
      <text:p text:style-name="P23">Métodos importantes</text:p>
      <text:p text:style-name="P23"/>
      <text:p text:style-name="P23">métodos estáticos</text:p>
      <text:p text:style-name="P23"/>
      <text:p text:style-name="P162">System.out.println(LocalDate.now());</text:p>
      <text:p text:style-name="P166">System.out.println(LocalTime.now());</text:p>
      <text:p text:style-name="P169">System.out.println(LocalDateTime.now());</text:p>
      <text:p text:style-name="P23"/>
      <text:p text:style-name="P173"><text:span text:style-name="T130">// </text:span><text:span text:style-name="T137">criando dadas e/ou horas</text:span></text:p>
      <text:p text:style-name="P162">LocalDate date1 = LocalDate.of(2015, Month.JANUARY, 20);</text:p>
      <text:p text:style-name="P169">LocalDate date2 = LocalDate.of(2015, 1, 20);</text:p>
      <text:p text:style-name="P169"/>
      <text:p text:style-name="P170">LocalTime time1 = LocalTime.of(int hora, int minuto);</text:p>
      <text:p text:style-name="P163">LocalTime time2 = LocalTime.of(int hora, int minuto, int segundo);</text:p>
      <text:p text:style-name="P163">LocalTime time3 = LocalTime.of(int hora, int minuto, int segundo, int nanoSegundo);</text:p>
      <text:p text:style-name="P24"/>
      <text:p text:style-name="P163">LocalDateTime ldt = LocalDateTime.of(.....) // só concatena os parametros acima, começando pela data;</text:p>
      <text:p text:style-name="P164">Ex: <text:span text:style-name="T69">LocalDateTime ldt = LocalDateTime.of(</text:span>int ano, int mes/Month.MES, dia, int hora, int minuto<text:span text:style-name="T69">);</text:span></text:p>
      <text:p text:style-name="P164"><text:s text:c="7"/><text:span text:style-name="T69">LocalDateTime ldt = LocalDateTime.of(</text:span>int ano, int mes/Month.MES, dia, int hora, int minuto .......<text:span text:style-name="T69">);</text:span></text:p>
      <text:p text:style-name="P164"/>
      <text:p text:style-name="P26"/>
      <text:p text:style-name="P26"/>
      <text:p text:style-name="P26"><text:soft-page-break/>Formatting Dates and Times</text:p>
      <text:p text:style-name="P26"/>
      <text:p text:style-name="P26">DICAS</text:p>
      <text:p text:style-name="P26"/>
      <text:p text:style-name="P177"><text:span text:style-name="T130">- </text:span><text:span text:style-name="T138">REVISAR classe Period;</text:span></text:p>
      <text:p text:style-name="P91"/>
      <text:p text:style-name="P91">- Period não aceita chaining;</text:p>
      <text:p text:style-name="P92"/>
      <text:p text:style-name="P178"><text:span text:style-name="T130">- datas são </text:span><text:span text:style-name="T125">IMUTÁVEIS</text:span><text:span text:style-name="T130">. Portanto seus métodos de alteração, como plusDays, devem ser atribuídos a uma variável para serem recebidos;</text:span></text:p>
      <text:p text:style-name="P92"/>
      <text:p text:style-name="P177"><text:span text:style-name="T130">- </text:span><text:span text:style-name="T132">LocalDate não tem unidade de tempo, portanto não trabalha com ele;</text:span></text:p>
      <text:p text:style-name="P92"/>
      <text:p text:style-name="P92">- se usa a classe DateTimeFormatter, que serve para LocalDate, LocalTime, LocalDateTime;</text:p>
      <text:p text:style-name="P92"/>
      <text:p text:style-name="P92">- time não pode ser formatado como data: lança uma UnsupportedTemporalTypeException;</text:p>
      <text:p text:style-name="P92"/>
      <text:p text:style-name="P92">- LocalDate, LocalTime e LocalDateTime tem o método format(DateTimeFormatter formatter);</text:p>
      <text:p text:style-name="P92"/>
      <text:p text:style-name="P177"><text:span text:style-name="T130">- este parâmetro pode receber uma das variáveis finais estáticas da classe </text:span><text:span text:style-name="T125">DateTimeFormatter</text:span><text:span text:style-name="T130">, no formato ISO, ou um dos métodos da classe que retornam um </text:span><text:span text:style-name="T125">Date</text:span><text:span text:style-name="T129">TimeFormatter</text:span><text:span text:style-name="T130">;</text:span></text:p>
      <text:p text:style-name="P92"/>
      <text:p text:style-name="P177"><text:span text:style-name="T130">- </text:span><text:span text:style-name="T137">os métodos </text:span><text:span text:style-name="T129">ofLocalizedDate, ofLocalizedDateTime e ofLocalizedDateTime </text:span><text:span text:style-name="T137">são da classe DateTimeFormatter. </text:span><text:span text:style-name="T139">Retornam um DateTimeFormatter</text:span><text:span text:style-name="T137">;</text:span></text:p>
      <text:p text:style-name="P93"/>
      <text:p text:style-name="P93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25">Parsing Dates and Times</text:p>
      <text:p text:style-name="P25"/>
      <text:p text:style-name="P94">DateTimeFormatter f = DateTimeFormatter.ofPattern("MM dd yyyy");</text:p>
      <text:p text:style-name="P136">LocalDate date = LocalDate.parse("01 02 2015", f);</text:p>
      <text:p text:style-name="P136">LocalTime time = LocalTime.parse("11:22");</text:p>
      <text:p text:style-name="P136">System.out.println(date); // 2015-01-02</text:p>
      <text:p text:style-name="P141">System.out.println(time); // 11:22</text:p>
      <text:p text:style-name="P141"/>
      <text:p text:style-name="P141"/>
      <text:p text:style-name="P94"/>
      <text:p text:style-name="P94"/>
      <text:p text:style-name="P94"/>
      <text:p text:style-name="P94"/>
      <text:p text:style-name="P185"/>
      <text:p text:style-name="P185"/>
      <text:p text:style-name="P185"><text:soft-page-break/>Method and Encapsulation</text:p>
      <text:p text:style-name="P188">- <text:span text:style-name="T71">Working with Methods and Encapsulation</text:span></text:p>
      <text:p text:style-name="P188">- <text:span text:style-name="T71">Working wit Selected classes from the Java API</text:span></text:p>
      <text:p text:style-name="P94"/>
      <text:p text:style-name="P94"/>
      <text:p text:style-name="P27">Designing Methods</text:p>
      <text:p text:style-name="P94"/>
      <text:p text:style-name="P95">Partes de um método</text:p>
      <text:p text:style-name="P95"/>
      <text:p text:style-name="P27">Element <text:tab/><text:tab/><text:tab/>Value in nap() example <text:tab/><text:tab/>Required? </text:p>
      <text:p text:style-name="P27">Access modifier <text:tab/><text:tab/>public <text:tab/><text:tab/><text:tab/><text:tab/><text:tab/>No </text:p>
      <text:p text:style-name="P95"/>
      <text:p text:style-name="P95">Optional specifier <text:tab/><text:tab/>final <text:tab/><text:tab/><text:tab/><text:tab/><text:tab/>No</text:p>
      <text:p text:style-name="P95"/>
      <text:p text:style-name="P95">Return type <text:tab/><text:tab/><text:tab/>void <text:tab/><text:tab/><text:tab/><text:tab/><text:tab/>Yes </text:p>
      <text:p text:style-name="P95"/>
      <text:p text:style-name="P95">Method name <text:tab/><text:tab/><text:tab/>nap <text:tab/><text:tab/><text:tab/><text:tab/><text:tab/>Yes </text:p>
      <text:p text:style-name="P95"/>
      <text:p text:style-name="P95">Parameter list <text:tab/><text:tab/><text:tab/>(int minutes) <text:tab/><text:tab/><text:tab/><text:tab/>Yes, but can be empty parentheses </text:p>
      <text:p text:style-name="P95"/>
      <text:p text:style-name="P95">Optional exception list <text:tab/>throws InterruptedException <text:tab/><text:tab/>No </text:p>
      <text:p text:style-name="P95"/>
      <text:p text:style-name="P95">Method body <text:tab/><text:tab/><text:tab/>{ <text:tab/><text:tab/><text:tab/><text:tab/><text:tab/>Yes, but can be empty braces </text:p>
      <text:p text:style-name="P95"><text:tab/><text:tab/><text:tab/><text:tab/><text:tab/>// take a nap </text:p>
      <text:p text:style-name="P95"><text:tab/><text:tab/><text:tab/><text:tab/>}</text:p>
      <text:p text:style-name="P95"/>
      <text:p text:style-name="P95"/>
      <text:p text:style-name="P95"/>
      <text:p text:style-name="P95"/>
      <text:p text:style-name="P28">Optional Specifiers</text:p>
      <text:p text:style-name="P28"/>
      <text:p text:style-name="P28">final e static</text:p>
      <text:p text:style-name="P28"/>
      <text:p text:style-name="P28">DICAS</text:p>
      <text:p text:style-name="P28"/>
      <text:p text:style-name="P96">- declarações como <text:span text:style-name="T4">final static</text:span>, ou <text:span text:style-name="T4">static final </text:span>compilam, pois sua ordem não importa;</text:p>
      <text:p text:style-name="P96"/>
      <text:p text:style-name="P96">- <text:span text:style-name="T4">final </text:span><text:span text:style-name="T11">e/ou static</text:span><text:span text:style-name="T4"> </text:span>pode<text:span text:style-name="T72">m</text:span> vir antes <text:span text:style-name="T72">e/ou depois</text:span> do modificador de acesso, <text:span text:style-name="T72">independente da ordem. Ex:</text:span></text:p>
      <text:p text:style-name="P179"><text:s text:c="2"/><text:span text:style-name="T72">static final </text:span><text:span text:style-name="T44">retorno nome() {}</text:span></text:p>
      <text:p text:style-name="P180"><text:s text:c="2"/><text:span text:style-name="T72">final static </text:span><text:span text:style-name="T44">retorno nome() {}</text:span></text:p>
      <text:p text:style-name="P180"><text:s text:c="2"/><text:span text:style-name="T72">public static final </text:span><text:span text:style-name="T44">retorno nome() {}</text:span></text:p>
      <text:p text:style-name="P180"><text:s text:c="2"/><text:span text:style-name="T72">public final static </text:span><text:span text:style-name="T44">retorno nome() {}</text:span></text:p>
      <text:p text:style-name="P180"><text:s text:c="2"/><text:span text:style-name="T72">static public final </text:span><text:span text:style-name="T44">retorno nome() {}</text:span></text:p>
      <text:p text:style-name="P180"><text:s text:c="2"/><text:span text:style-name="T72">final public static </text:span><text:span text:style-name="T44">retorno nome() {}</text:span></text:p>
      <text:p text:style-name="P97"/>
      <text:p text:style-name="P97">- <text:span text:style-name="T72">para indicar que o método pode lançar exceções, coloque </text:span><text:span text:style-name="T11">throws </text:span><text:span text:style-name="T72">e o nome das classes de exceções, separadas por (,), se for o caso de mais de uma;</text:span></text:p>
      <text:p text:style-name="P97"/>
      <text:p text:style-name="P97">- <text:span text:style-name="T72">varagrs, se forem usados devem sempre ser o último argumento da lista, e só pode ter um. Ex: ...metodo(int... x);</text:span></text:p>
      <text:p text:style-name="P97"/>
      <text:p text:style-name="P97"/>
      <text:p text:style-name="P97"/>
      <text:p text:style-name="P29">Applying Access Modifiers</text:p>
      <text:p text:style-name="P29"/>
      <text:p text:style-name="P29">DICAS</text:p>
      <text:p text:style-name="P29"/>
      <text:p text:style-name="P98">- <text:span text:style-name="T4">default (package private) –</text:span> tanto classes como atributos <text:span text:style-name="T4">default </text:span>são privados. Somente a própria classe <text:span text:style-name="T4">e classes do mesmo pacote</text:span> podem acessá-las;</text:p>
      <text:p text:style-name="P98"><text:soft-page-break/>- <text:span text:style-name="T73">classes default podem acessar classes/atributos public e protected;</text:span></text:p>
      <text:p text:style-name="P98"/>
      <text:p text:style-name="P99">- <text:span text:style-name="T73">somente os modificadores:</text:span></text:p>
      <text:p text:style-name="P30">public;</text:p>
      <text:p text:style-name="P30">abstract;</text:p>
      <text:p text:style-name="P30">final;</text:p>
      <text:p text:style-name="P30">final &amp; public;</text:p>
      <text:p text:style-name="P30">public &amp; final;</text:p>
      <text:p text:style-name="P30">default (sem modificador)</text:p>
      <text:p text:style-name="P100">podem ser usados em classes;</text:p>
      <text:p text:style-name="P100"/>
      <text:p text:style-name="P100"/>
      <text:p text:style-name="P100"/>
      <text:p text:style-name="P30">Calling a Static Variable or Method</text:p>
      <text:p text:style-name="P100"/>
      <text:p text:style-name="P30">DICAS</text:p>
      <text:p text:style-name="P100"/>
      <text:p text:style-name="P100">- métodos e atributos estáticos não precisam de instância da classe para serem acessados;</text:p>
      <text:p text:style-name="P100"/>
      <text:p text:style-name="P100">- se a classe não for estática, mas tiver métodos ou atributos estáticos, mesmo uma instância da referencia a esta classe esteja nula, os membros estáticos poderão ser acessados normalmente por esta instância. Se tratando de static, mesmo uma referência nula a classe não interfere;</text:p>
      <text:p text:style-name="P100"/>
      <text:p text:style-name="P100">- <text:span text:style-name="T74">métodos estáticos só podem acessar métodos e variáveis estáticas;</text:span></text:p>
      <text:p text:style-name="P100"/>
      <text:p text:style-name="P100">- <text:span text:style-name="T76">um bloco </text:span><text:span text:style-name="T13">static { // instruções } </text:span><text:span text:style-name="T76">irá ser executado ao ser chamado o método main, caso a classe que o contenha seja instanciada. Se a classe que possuir o método main tiver este bloco, </text:span><text:span text:style-name="T13">ele será executado sem precisar de instância</text:span><text:span text:style-name="T76">;</text:span></text:p>
      <text:p text:style-name="P100"/>
      <text:p text:style-name="P100"/>
      <text:p text:style-name="P100"/>
      <text:p text:style-name="P31">Static Imports</text:p>
      <text:p text:style-name="P31"/>
      <text:p text:style-name="P31">DICAS</text:p>
      <text:p text:style-name="P31"/>
      <text:p text:style-name="P101">- se uma classe for importada, na qual a mesma tem métodos e atributos estáticos, não será necessário fazer o <text:span text:style-name="T4">import static</text:span>;</text:p>
      <text:p text:style-name="P101"/>
      <text:p text:style-name="P101">- se você só quer acessar a variável/atributo estático, use <text:span text:style-name="T4">import static</text:span> Após feito este import, a variável/método poderá ser acessado sem se utilizar o nome da classe. Se após importado se quiser usá-lo com o nome da classe não será possível, a não ser que a classe tenha sido importada também;</text:p>
      <text:p text:style-name="P101"/>
      <text:p text:style-name="P101"/>
      <text:p text:style-name="P101"/>
      <text:p text:style-name="P31">Overloading Methods</text:p>
      <text:p text:style-name="P31"/>
      <text:p text:style-name="P31">DICAS</text:p>
      <text:p text:style-name="P31"/>
      <text:p text:style-name="P101">- sobrecarga de método é a arte de usar métodos com a mesma assinatura, somente com a lista de parâmetros direrentes;</text:p>
      <text:p text:style-name="P101"/>
      <text:p text:style-name="P101">- também será sobrecarga se os modificadores opcionais (final e static, se for o caso) estiverem em ordem trocada, pois não alteram a assinatura. Desde que sejam posicionados de forma válida;</text:p>
      <text:p text:style-name="P101"/>
      <text:p text:style-name="P101">- se mudar o tipo de retorno, também é sobrecarga;</text:p>
      <text:p text:style-name="P101"/>
      <text:p text:style-name="P101">- se mudar o modificador de acesso, também é sobrecarga;</text:p>
      <text:p text:style-name="P101"><text:soft-page-break/></text:p>
      <text:p text:style-name="P101">- se mudar a lista de throws, também é sobrecarga;</text:p>
      <text:p text:style-name="P101"/>
      <text:p text:style-name="P101">- <text:span text:style-name="T75">se a lista de parâmetros permanecer a mesma, </text:span><text:span text:style-name="T12">não é uma sobrecarga</text:span><text:span text:style-name="T75">;</text:span></text:p>
      <text:p text:style-name="P101"/>
      <text:p text:style-name="P102">- se somente a lista de parâmetros mudar, já é uma sobrecarga;</text:p>
      <text:p text:style-name="P102"/>
      <text:p text:style-name="P102">- se for mudado da lista um <text:span text:style-name="T4">int[]</text:span> <text:span text:style-name="T4">array</text:span> para <text:span text:style-name="T4">int... array</text:span> não será uma sobrecarga, pois varargs é um array. Se o tipo do varargs for mudado, será uma sobrecarga válida;</text:p>
      <text:p text:style-name="P102"/>
      <text:p text:style-name="P102"/>
      <text:p text:style-name="P102"/>
      <text:p text:style-name="P32">Final Fields</text:p>
      <text:p text:style-name="P32"/>
      <text:p text:style-name="P103">- <text:span text:style-name="T77">só se pode atribuir valor a estes uma vez;</text:span></text:p>
      <text:p text:style-name="P103"/>
      <text:p text:style-name="P103"/>
      <text:p text:style-name="P103"/>
      <text:p text:style-name="P33">Order of Initialization</text:p>
      <text:p text:style-name="P33"/>
      <text:p text:style-name="P34">1)<text:span text:style-name="T39"> se tem uma superclasse, inicialize-a primeiro;</text:span></text:p>
      <text:p text:style-name="P104"><text:span text:style-name="T4">2)</text:span> declaração de variáveis estáticas e inicializadores estáticos <text:span text:style-name="T88">(blocos sem nome, somente com static na frente)</text:span> <text:span text:style-name="T4">na ordem em que aparecem no arquivo</text:span>. <text:span text:style-name="T89">Esta acontece na primeira vez que a classe é utilizada (não necessáriamente instanciada com </text:span><text:span text:style-name="T18">new</text:span><text:span text:style-name="T89">. Ex: acessar um membro estático; NomeClasse.class)</text:span>;</text:p>
      <text:p text:style-name="P104"><text:span text:style-name="T4">3)</text:span> declaração de variáveis de instância e inicializadores de instância <text:span text:style-name="T88">(blocos sem nome)</text:span> <text:span text:style-name="T4">na ordem em que aparecem no arquivo</text:span>;</text:p>
      <text:p text:style-name="P104"><text:span text:style-name="T4">4)</text:span> o construtor;</text:p>
      <text:p text:style-name="P105"/>
      <text:p text:style-name="P105"/>
      <text:p text:style-name="P105"/>
      <text:p text:style-name="P35">Writing Simple Lambdas</text:p>
      <text:p text:style-name="P35"/>
      <text:p text:style-name="P106"><text:tab/>Veio no Java 8 e server pra escrever código de forma mais declarativa, do que tendo que lidar com estado de objetos, ou seja, se foca mais nas expressões, no que se quer fazer.</text:p>
      <text:p text:style-name="P106"><text:tab/>Estas expressões são escritas com Lambdas. </text:p>
      <text:p text:style-name="P106"/>
      <text:p text:style-name="P106">Você pode ver os Lambdas como métodos anônimos. Eles tem parâmetros e um corpo como métodos full-fledged, mas não tem nome.</text:p>
      <text:p text:style-name="P106"/>
      <text:p text:style-name="P36">DICAS</text:p>
      <text:p text:style-name="P36"/>
      <text:p text:style-name="P107">- Lambdas podem ser vistos como métodos anônimos;</text:p>
      <text:p text:style-name="P107">- eles não tem nome;</text:p>
      <text:p text:style-name="P107">- são como métodosque podem ser passados como variáveis;</text:p>
      <text:p text:style-name="P107">- Lambdas simples, basicamente recebem uma lista e um critério, e retorna quais elementos daquela lista atendem aquele critério;</text:p>
      <text:p text:style-name="P108">- <text:span text:style-name="T78">Lambdas podem retornar mais do que booleanos, mas para a OCA só cai sobre booleanos;</text:span></text:p>
      <text:p text:style-name="P108">- <text:span text:style-name="T78">Lambdas trabalham com interfaces que tenham somente 1 método (interfaces funcionais);</text:span></text:p>
      <text:p text:style-name="P107"/>
      <text:p text:style-name="P108">Sintaxe das Lambdas:</text:p>
      <text:p text:style-name="P108"/>
      <text:p text:style-name="P165">(Animal a) -&gt; { return a.canHop(); }</text:p>
      <text:p text:style-name="P165"/>
      <text:p text:style-name="P108">Possuem 3 partes:</text:p>
      <text:p text:style-name="P108"/>
      <text:p text:style-name="P108">- um parâmetro;</text:p>
      <text:p text:style-name="P108">- uma seta que separa o parâmetro do corpo;</text:p>
      <text:p text:style-name="P108">- um corpo que chama um método simples e retorna o resultado dele;</text:p>
      <text:p text:style-name="P108"><text:soft-page-break/></text:p>
      <text:p text:style-name="P108">Sintaxe omitindo as partes opcionais:</text:p>
      <text:p text:style-name="P108"/>
      <text:p text:style-name="P37">a -&gt; a.canHop()</text:p>
      <text:p text:style-name="P37"/>
      <text:p text:style-name="P108">Sintaxe incluindo partes opcionais:</text:p>
      <text:p text:style-name="P108"/>
      <text:p text:style-name="P37">(Animal a) -&gt; return a.canHop(); }</text:p>
      <text:p text:style-name="P108"/>
      <text:p text:style-name="P108"/>
      <text:p text:style-name="P37">DICAS DE SINTAXE</text:p>
      <text:p text:style-name="P37"/>
      <text:p text:style-name="P108">- os parênteses só podem ser omitidos se só existir um parâmetro e o tipo dele não estiver especificado;</text:p>
      <text:p text:style-name="P108">- pode se omitir as chaves do corpo se só houver uma instrução;</text:p>
      <text:p text:style-name="P108">- se não houverem chaves, <text:span text:style-name="T14">return </text:span><text:span text:style-name="T78">e (</text:span><text:span text:style-name="T14">;</text:span><text:span text:style-name="T78">) são opcionais (só funciona se houver uma intrução no corpo);</text:span></text:p>
      <text:p text:style-name="P108"/>
      <text:p text:style-name="P108"/>
      <text:p text:style-name="P108"/>
      <text:p text:style-name="P38">Predicates</text:p>
      <text:p text:style-name="P38"/>
      <text:p text:style-name="P109">Para evitar ficar criando interfaces com um único método, o java possui uma interface igual, especifica para se usar com lambdas, chamada Predicate. Ela é assim:</text:p>
      <text:p text:style-name="P109"/>
      <text:p text:style-name="P39">public interface Predicate&lt;T&gt; {</text:p>
      <text:p text:style-name="P39"><text:s text:c="4"/>boolean test(T t);</text:p>
      <text:p text:style-name="P39">}</text:p>
      <text:p text:style-name="P109"/>
      <text:p text:style-name="P109">Usando esta Predicate, não é necessário implementar mais as interfaces, basta importar a Predicate do <text:span text:style-name="T4">java.util.funcion</text:span>;</text:p>
      <text:p text:style-name="P109"/>
      <text:p text:style-name="P109"/>
      <text:p text:style-name="P39">DICAS</text:p>
      <text:p text:style-name="P39"/>
      <text:p text:style-name="P109">- ArrayList agora possui o método removeIf(), que recebe um Predicate como parâmetro e remove os objetos que atendem o critério;</text:p>
      <text:p text:style-name="P109"/>
      <text:p text:style-name="P109"/>
      <text:p text:style-name="P40">DICAS PÓS RESOLUÇÃO DE QUESTÕES:</text:p>
      <text:p text:style-name="P110"/>
      <text:p text:style-name="P110">- metodos que devem retornar primitivo não podem retornar nulo (primitivos não aceitam null);</text:p>
      <text:p text:style-name="P110"/>
      <text:p text:style-name="P110">- não é permitido 2 varargs em lista de parâmetros;</text:p>
      <text:p text:style-name="P110"/>
      <text:p text:style-name="P110">- varargs dever ser a última instrução da lista de parâmetros;</text:p>
      <text:p text:style-name="P110"/>
      <text:p text:style-name="P110">- <text:span text:style-name="T79">verificar regras para varargs;</text:span></text:p>
      <text:p text:style-name="P110"/>
      <text:p text:style-name="P110">- <text:span text:style-name="T79">lembrar que: variáveis, métodos e classes só podem ser visualizadas por classes dentro do mesmo pacote, e pela própria classe;</text:span></text:p>
      <text:p text:style-name="P110"/>
      <text:p text:style-name="P110">- <text:span text:style-name="T15">default </text:span><text:span text:style-name="T80">(package private) é menos visível que protected;</text:span></text:p>
      <text:p text:style-name="P110"/>
      <text:p text:style-name="P110">- <text:span text:style-name="T81">blocos estáticos só são executados uma vez;</text:span></text:p>
      <text:p text:style-name="P110"/>
      <text:p text:style-name="P110">- <text:span text:style-name="T82">blocos estáticos e de instância só são executados quando se usa o new na classe;</text:span></text:p>
      <text:p text:style-name="P110"/>
      <text:p text:style-name="P110">- <text:span text:style-name="T83">variáveis de referência a objeto (mesmo que com valor null) podem acessar seus métodos estáticos, só não as </text:span><text:soft-page-break/><text:span text:style-name="T83">variáveis estáticas, estas tem de ser referenciadas pelo nome da classe;</text:span></text:p>
      <text:p text:style-name="P110"/>
      <text:p text:style-name="P110">- <text:span text:style-name="T84">se os membros estáticos já foram importados, não é obrigatório usar o nome da classe para referenciá-los;</text:span></text:p>
      <text:p text:style-name="P110"/>
      <text:p text:style-name="P110">- <text:span text:style-name="T85">variáveis </text:span><text:span text:style-name="T16">static final </text:span><text:span text:style-name="T85">devem ser inicializadas e somente uma vez, ou em sua declaração ou em blocos estáticos, caso contrário não pode nem ser chamada/acessada;</text:span></text:p>
      <text:p text:style-name="P110"/>
      <text:p text:style-name="P110">- <text:span text:style-name="T17">this()</text:span><text:span text:style-name="T86"> só pode ser chamado por construtores e na mesma classe;</text:span></text:p>
      <text:p text:style-name="P110"/>
      <text:p text:style-name="P110">- <text:span text:style-name="T86">o main pode chamar construtores privados, desde que esteja na mesma classe em que este construtor está;</text:span></text:p>
      <text:p text:style-name="P110"/>
      <text:p text:style-name="P110">- <text:span text:style-name="T87">sobre lista de parâmetros: Java prefere autoboxing do que varargs;</text:span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86"><text:soft-page-break/></text:p>
      <text:p text:style-name="P186"/>
      <text:p text:style-name="P186"/>
      <text:p text:style-name="P186"/>
      <text:p text:style-name="P186"/>
      <text:p text:style-name="P186">Chapter 5 Class Design</text:p>
      <text:p text:style-name="P189">- <text:span text:style-name="T90">Working with inheritance</text:span></text:p>
      <text:p text:style-name="P189"/>
      <text:p text:style-name="P189"/>
      <text:p text:style-name="P190">Design de classe em Java trata de reusabilidade de código, acrescentar funcionalidades e padronização.</text:p>
      <text:p text:style-name="P190"/>
      <text:p text:style-name="P189"/>
      <text:p text:style-name="P148">Introducing Class Inheritance</text:p>
      <text:p text:style-name="P45"/>
      <text:p text:style-name="P45">DICAS</text:p>
      <text:p text:style-name="P111"/>
      <text:p text:style-name="P111">- classes <text:span text:style-name="T4">final</text:span> não podem ser herdadas;</text:p>
      <text:p text:style-name="P111">- <text:span text:style-name="T91">na OCA somente </text:span><text:span text:style-name="T19">public</text:span><text:span text:style-name="T91"> e </text:span><text:span text:style-name="T19">default </text:span><text:span text:style-name="T91">podem ser aplicados em classes top-level em um arquivo Java;</text:span></text:p>
      <text:p text:style-name="P46"><text:span text:style-name="T39">-</text:span> <text:span text:style-name="T91">protected </text:span><text:span text:style-name="T45">e </text:span><text:span text:style-name="T91">private </text:span><text:span text:style-name="T45">podem ser aplicados somente em </text:span><text:span text:style-name="T91">inner classes</text:span><text:span text:style-name="T45">, mas isso não cai na OCA;</text:span></text:p>
      <text:p text:style-name="P112"/>
      <text:p text:style-name="P111"/>
      <text:p text:style-name="P45"/>
      <text:p text:style-name="P45">ANOTAÇÕES</text:p>
      <text:p text:style-name="P45"/>
      <text:p text:style-name="P111">- um dos motivos do Java não ter herança múltipla é que, no caso de herdar de mais de uma classe, nas quais tem um método com a mesma assinatura, qual método será herdado?</text:p>
      <text:p text:style-name="P111"/>
      <text:p text:style-name="P111"/>
      <text:p text:style-name="P111"/>
      <text:p text:style-name="P47">Understanding Compiler Enhancements</text:p>
      <text:p text:style-name="P47"/>
      <text:p text:style-name="P113">- se qualquer construtor for escrito (com ou sem argumentos) o compilador não irá inserir o construtor default;</text:p>
      <text:p text:style-name="P113"/>
      <text:p text:style-name="P113"/>
      <text:p text:style-name="P47">Reviewing Constructor Rules</text:p>
      <text:p text:style-name="P113"/>
      <text:p text:style-name="P114">- a primeira declaração de qualquer construtor é a chamada para outro construtor dentro da classe, usando o <text:span text:style-name="T4">this() </text:span><text:span text:style-name="T142">(se a classe tiver mais de 1 construtor)</text:span>, ou uma chamada para um construtor da classe pai usando o <text:span text:style-name="T4">super()</text:span>.</text:p>
      <text:p text:style-name="P114"><text:span text:style-name="T143"><text:s text:c="4"/>- caso a classe tenha mais de um construtor, é colocado o </text:span><text:span text:style-name="T27">this() </text:span><text:span text:style-name="T143">implicitamente pelo compilador no construtor <text:s text:c="3"/>chamado, que irá chamar o construtor sem argumentos, que neste irá chamar (se não tiver) a instrução </text:span><text:span text:style-name="T27">super()</text:span><text:span text:style-name="T143">;</text:span></text:p>
      <text:p text:style-name="P114"><text:s text:c="4"/>- <text:span text:style-name="T143">caso</text:span> <text:s/><text:span text:style-name="T143">só haja 1 construtor, já é colocado implicitamente a instrução </text:span><text:span text:style-name="T27">super()</text:span><text:span text:style-name="T143">, caso o programador não a defina antes;</text:span></text:p>
      <text:p text:style-name="P113"/>
      <text:p text:style-name="P113"/>
      <text:p text:style-name="P48">Hiding a Static method</text:p>
      <text:p text:style-name="P48"/>
      <text:p text:style-name="P115">- para um método estático ser escondido, ele dever ser seguir as mesmas regras de sobreescrita. É como se fosse sobreescrever um método estático da classe pai: a assinatura e os modificadores devem ser iguais, o throws (se houver no pai) deve ser o mesmo, ou mais específico (não pode ser mais amplo). Se não houver throws, não deve haver na filha também. E o retorno deve ser o mesmo. Porém o método é escondido no pai, e não sobreescrito, pois é estático e pertence a classe. O método escondido poderá ser acessado se for referenciado pela sua classe;</text:p>
      <text:p text:style-name="P115"/>
      <text:p text:style-name="P116"/>
      <text:p text:style-name="P116"/>
      <text:p text:style-name="P49">Why mark a method as final?</text:p>
      <text:p text:style-name="P119"><text:soft-page-break/></text:p>
      <text:p text:style-name="P119">- um caso útil é quando se quer manter um comportamento de um método numa classe pai, mesmo que a filha extenda esta, o comportamento deste método continuará o mesmo;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50">Creating Abstract Classes</text:p>
      <text:p text:style-name="P51"/>
      <text:p text:style-name="P117">- <text:span text:style-name="T93">são classes que levam <text:s/>a keyword abstract no nome e podem ter métodos abstratos (com a keywork abstract e sem escopo, com ";" no final);</text:span></text:p>
      <text:p text:style-name="P117"/>
      <text:p text:style-name="P117">- <text:span text:style-name="T93">não podem ser instanciadas;</text:span></text:p>
      <text:p text:style-name="P120"/>
      <text:p text:style-name="P120">- quem as instanciar, deve implementar seus métodos abstratos;</text:p>
      <text:p text:style-name="P120"/>
      <text:p text:style-name="P120">- métodos abstratos só podem ser definidos em classes abstratas;</text:p>
      <text:p text:style-name="P51"/>
      <text:p text:style-name="P118">- <text:span text:style-name="T94">nem classes e métodos abstratos podem ser definidas como </text:span><text:span text:style-name="T26">private ou final</text:span><text:span text:style-name="T94">;</text:span></text:p>
      <text:p text:style-name="P117"/>
      <text:p text:style-name="P121">- classes abstratas não podem ter métodos privados e abstratos: somente um ou outro;</text:p>
      <text:p text:style-name="P121"/>
      <text:p text:style-name="P121">- classes abstratas que extendem de uma abstrata herdam os métodos (abstratos e concretos) do pai e não precisam implementar os métodos abstratos, mas podem;</text:p>
      <text:p text:style-name="P121"/>
      <text:p text:style-name="P118">- <text:span text:style-name="T94">a primeira classe concreta que herdar de uma abstrata, deve implementar todos os métodos abstratos;</text:span></text:p>
      <text:p text:style-name="P51"/>
      <text:p text:style-name="P117"/>
      <text:p text:style-name="P51"/>
      <text:p text:style-name="P53">Defining an Inte<text:span text:style-name="T95">r</text:span>face</text:p>
      <text:p text:style-name="P53"/>
      <text:p text:style-name="P122">- não podem ser instanciadas diretamente;</text:p>
      <text:p text:style-name="P122"/>
      <text:p text:style-name="P122">- não é obrigado ter métodos;</text:p>
      <text:p text:style-name="P122"/>
      <text:p text:style-name="P122">- não pode ser marcada como final;</text:p>
      <text:p text:style-name="P122"/>
      <text:p text:style-name="P122">todos os métodos são <text:span text:style-name="T4">públicos e abstratos</text:span>, portanto mesmo que não sejam explicitamente definidos como tal, o compilador o faz;</text:p>
      <text:p text:style-name="P122"/>
      <text:p text:style-name="P122">- <text:span text:style-name="T96">variáveis em interfaces são </text:span><text:span text:style-name="T20">públicas, estáticas e final</text:span><text:span text:style-name="T96">;</text:span></text:p>
      <text:p text:style-name="P122"/>
      <text:p text:style-name="P122">- métodos <text:span text:style-name="T4">private, protected ou final </text:span>não irão compilar em uma interface;</text:p>
      <text:p text:style-name="P122"/>
      <text:p text:style-name="P122"/>
      <text:p text:style-name="P122"/>
      <text:p text:style-name="P53">In<text:span text:style-name="T95">h</text:span>eriting and Inteface</text:p>
      <text:p text:style-name="P53"/>
      <text:p text:style-name="P122">- uma interface que herda de outra inteface, herda seus métodos também;</text:p>
      <text:p text:style-name="P122"/>
      <text:p text:style-name="P122">- uma classe que implementa uma interface, ou herda de uma classe abstrata que implementa uma interface, deve implementar todos os métodos herdados;</text:p>
      <text:p text:style-name="P122"/>
      <text:p text:style-name="P54"><text:soft-page-break/>DICAS:</text:p>
      <text:p text:style-name="P54"/>
      <text:p text:style-name="P123">- quando métodos em interfaces diferentes são idênticos <text:span text:style-name="T140">na assinatura </text:span>e uma classe implementa as duas <text:span text:style-name="T140">não gera erro de compilação</text:span>, <text:span text:style-name="T140">pois</text:span> <text:span text:style-name="T140">a </text:span>sobreescrita de 1 <text:span text:style-name="T140">método</text:span>, automaticamente implementa o outro;</text:p>
      <text:p text:style-name="P123"/>
      <text:p text:style-name="P123"/>
      <text:p text:style-name="P51"/>
      <text:p text:style-name="P51"/>
      <text:p text:style-name="P55"/>
      <text:p text:style-name="P55"/>
      <text:p text:style-name="P55"/>
      <text:p text:style-name="P55">Default Interface Methods (Java 8)</text:p>
      <text:p text:style-name="P55"/>
      <text:p text:style-name="P124">- é um método que só pode ser definido dentro de uma interface com a keyword <text:span text:style-name="T4">default</text:span>, no qual deve ser provido um corpo;</text:p>
      <text:p text:style-name="P55"/>
      <text:p text:style-name="P124">- ele não deve ser marcado como <text:span text:style-name="T4">static, final ou abstract</text:span>. Deve ser public (se não tiver modificador, o compilador o colocará);</text:p>
      <text:p text:style-name="P124"/>
      <text:p text:style-name="P124">- estes métodos são considerados abstratos mas com uma implementação padrão, assim, podem ser sobreescritos ou não;</text:p>
      <text:p text:style-name="P124"/>
      <text:p text:style-name="P124">- surgiu para trazer compatibilidade;</text:p>
      <text:p text:style-name="P55"/>
      <text:p text:style-name="P124">- Ex: public default void metodo() {}</text:p>
      <text:p text:style-name="P51"/>
      <text:p text:style-name="P117">- <text:span text:style-name="T97">em herança, se uma interface herda de outra que tenha um método </text:span><text:span text:style-name="T21">default</text:span><text:span text:style-name="T97">, ela pode mantê-lo, sobreescrevê-lo, e até mudá-lo para </text:span><text:span text:style-name="T21">abstract </text:span><text:span text:style-name="T97">e tirar sua implementação. Ex:</text:span></text:p>
      <text:p text:style-name="P117"/>
      <text:p text:style-name="P125">public interface HasFins {</text:p>
      <text:p text:style-name="P125"><text:s text:c="4"/>public default void metodoDefault() {</text:p>
      <text:p text:style-name="P125"><text:s text:c="8"/>// implementação...</text:p>
      <text:p text:style-name="P125"><text:s text:c="4"/>}</text:p>
      <text:p text:style-name="P125">}</text:p>
      <text:p text:style-name="P125"/>
      <text:p text:style-name="P125">public interfaceSharkFamily extends HasFins {</text:p>
      <text:p text:style-name="P125"><text:s text:c="4"/>public abstract void metodoDefault(); // <text:span text:style-name="T98">compila</text:span></text:p>
      <text:p text:style-name="P125">}</text:p>
      <text:p text:style-name="P51"/>
      <text:p text:style-name="P117">- <text:span text:style-name="T98">se uma classe implementa 2 interfaces que tenham métodos </text:span><text:span text:style-name="T22">default</text:span><text:span text:style-name="T98"> com a mesma assinatura e modificadores, o código não compila, pois como a classe herda os métodos, é como se ela tivesse em seu corpo dois métodos com a mesma assinatura e modificadores, o que naturalmente não compila. Porém, se a classe implementar uma nova versão do método duplicado, este problema é resolvido;</text:span></text:p>
      <text:p text:style-name="P126"/>
      <text:p text:style-name="P126">public interface Walk { </text:p>
      <text:p text:style-name="P126"><text:s text:c="4"/>public default int getSpeed() { </text:p>
      <text:p text:style-name="P126"><text:s text:c="8"/>return 5; </text:p>
      <text:p text:style-name="P126"><text:s text:c="4"/>} </text:p>
      <text:p text:style-name="P126">} </text:p>
      <text:p text:style-name="P126"/>
      <text:p text:style-name="P126">public interface Run { </text:p>
      <text:p text:style-name="P126"><text:s text:c="4"/>public default int getSpeed() { </text:p>
      <text:p text:style-name="P126"><text:s text:c="8"/>return 10; </text:p>
      <text:p text:style-name="P126"><text:s text:c="4"/>} <text:s/></text:p>
      <text:p text:style-name="P126">} </text:p>
      <text:p text:style-name="P126"/>
      <text:p text:style-name="P126">public class Cat implements Walk, Run { // DOES NOT COMPILE </text:p>
      <text:p text:style-name="P126"><text:soft-page-break/><text:s text:c="4"/>public static void main(String[] args) { </text:p>
      <text:p text:style-name="P126"><text:s text:c="8"/>System.out.println(new Cat().getSpeed()); </text:p>
      <text:p text:style-name="P126"><text:s text:c="4"/>} </text:p>
      <text:p text:style-name="P126">}</text:p>
      <text:p text:style-name="P126"/>
      <text:p text:style-name="P182"/>
      <text:p text:style-name="P126">public class Cat implements Walk, Run { // compila</text:p>
      <text:p text:style-name="P126"><text:s text:c="4"/>public int getSpeed() { </text:p>
      <text:p text:style-name="P126"><text:s text:c="7"/>return 1; </text:p>
      <text:p text:style-name="P126"><text:s text:c="4"/>}</text:p>
      <text:p text:style-name="P126"><text:s text:c="4"/>public static void main(String[] args) { </text:p>
      <text:p text:style-name="P126"><text:s text:c="8"/>System.out.println(new Cat().getSpeed()); </text:p>
      <text:p text:style-name="P126"><text:s text:c="4"/>} <text:s/></text:p>
      <text:p text:style-name="P126">}</text:p>
      <text:p text:style-name="P117"/>
      <text:p text:style-name="P117"/>
      <text:p text:style-name="P117"/>
      <text:p text:style-name="P117"/>
      <text:p text:style-name="P56">Static Interface Methods (Java 8)</text:p>
      <text:p text:style-name="P56"/>
      <text:p text:style-name="P126">- é assumido ser público, não pode ser <text:span text:style-name="T4">private ou protected</text:span>;</text:p>
      <text:p text:style-name="P126"/>
      <text:p text:style-name="P126">- deve ser usada a keywork <text:span text:style-name="T4">static</text:span> para definí-lo;</text:p>
      <text:p text:style-name="P126"/>
      <text:p text:style-name="P126">- <text:span text:style-name="T99">deve ter implementação;</text:span></text:p>
      <text:p text:style-name="P126"/>
      <text:p text:style-name="P126">- <text:span text:style-name="T99">quando se herda uma interface com métodos estáticos, estes não serão herdados e so podem ser usados acessando o nome da interface que os detém diretamente;</text:span></text:p>
      <text:p text:style-name="P126"/>
      <text:p text:style-name="P126">- <text:span text:style-name="T100">todos os objetos são acessados se considerando o tipo de sua referência (lado esquerdo) e não o tipo de sua instância (lado direito, com a keyword </text:span><text:span text:style-name="T24">new</text:span><text:span text:style-name="T100">);</text:span></text:p>
      <text:p text:style-name="P126"/>
      <text:p text:style-name="P126">- <text:span text:style-name="T100">o tipo de referência de um objeto pode ser mudado, desde que o objeto </text:span><text:span text:style-name="T24">seja do novo tipo referenciado </text:span><text:span text:style-name="T100">(conceito de é-um);</text:span></text:p>
      <text:p text:style-name="P126"/>
      <text:p text:style-name="P126">- <text:span text:style-name="T100">o tipo do objeto (lado direito) determina as propriedades que existem em memória;</text:span></text:p>
      <text:p text:style-name="P126"/>
      <text:p text:style-name="P126">- <text:span text:style-name="T100">o tipo da referência do objeto (lado esquerdo) é que determina quais membros serão acessados;</text:span></text:p>
      <text:p text:style-name="P126"/>
      <text:p text:style-name="P126"/>
      <text:p text:style-name="P126"/>
      <text:p text:style-name="P126"/>
      <text:p text:style-name="P149">Understanding Polymorfism</text:p>
      <text:p text:style-name="P126"/>
      <text:p text:style-name="P126">- <text:span text:style-name="T99">é a propriedade de um objeto ter diferentes formas;</text:span></text:p>
      <text:p text:style-name="P126"/>
      <text:p text:style-name="P127">- <text:span text:style-name="T99">os membros de um objeto podem ser acessados usando:</text:span></text:p>
      <text:p text:style-name="P128"><text:s text:c="4"/>- <text:s/>uma referência ao mesmo tipo do objeto;</text:p>
      <text:p text:style-name="P128"><text:s text:c="4"/>- o tipo de um objeto que seja uma superclasse;</text:p>
      <text:p text:style-name="P128"><text:s text:c="4"/>- por uma interface que este objeto implemente (diretamente ou através de uma superclasse);</text:p>
      <text:p text:style-name="P117">- <text:span text:style-name="T99">um objeto tem acesso aos mebros do tipo no qual é </text:span><text:span text:style-name="T23">referenciado</text:span><text:span text:style-name="T99">, e não o tipo no qual é </text:span><text:span text:style-name="T23">instanciado</text:span><text:span text:style-name="T99">. Em</text:span></text:p>
      <text:p text:style-name="P128">List&lt;String&gt; lista = new ArrayList&lt;String&gt;();</text:p>
      <text:p text:style-name="P128">os membros que serão acessíveis serão da interface <text:span text:style-name="T4">List</text:span>, os membros de ArrayList não são;</text:p>
      <text:p text:style-name="P117"/>
      <text:p text:style-name="P117"/>
      <text:p text:style-name="P117"/>
      <text:p text:style-name="P57">Casting Objects</text:p>
      <text:p text:style-name="P57"><text:soft-page-break/></text:p>
      <text:p text:style-name="P129">- quando se quer mudar o tipo de uma subclasse para uma superclasse, o cast não é necessário;</text:p>
      <text:p text:style-name="P129"/>
      <text:p text:style-name="P129">- para "castear" u<text:span text:style-name="T141">m</text:span> objeto de uma superclasse para uma subclasse, o cast explícito é necessário;</text:p>
      <text:p text:style-name="P129"/>
      <text:p text:style-name="P129">- o compilador não permite cast entre tipos que não estejam relacionados;</text:p>
      <text:p text:style-name="P129"/>
      <text:p text:style-name="P129">- mesmo que o compilador compile, pode ser lançada uma exceção em tempo de execução, pois o objeto não é mais do tipo no qual foi instanciado;</text:p>
      <text:p text:style-name="P129"/>
      <text:p text:style-name="P129">- <text:span text:style-name="T25">em execução, as instâncias usam os métodos sobreescritos</text:span><text:span text:style-name="T101">;</text:span></text:p>
      <text:p text:style-name="P129"/>
      <text:p text:style-name="P130">- independente do tipo do objeto no momento de sua criação (quando é instanciado), este tipo deve se o mais específico, ou seja, que vá suportar ter seu tipo de referência (lado esquerdo) alterado para outros tipos, como superclasses, ou interfaces implementadas direta ou indiretamente. Se o tipo do objeto instanciado não tiver nenhuma relação com o novo tipo referenciado, irá dar erro de execução. Ex:</text:p>
      <text:p text:style-name="P130"/>
      <text:p text:style-name="P130">public class Rodent { </text:p>
      <text:p text:style-name="P130">} </text:p>
      <text:p text:style-name="P130">public class Capybara extends Rodent { </text:p>
      <text:p text:style-name="P130"><text:s text:c="4"/>public static void main(String[] args) { </text:p>
      <text:p text:style-name="P130"><text:s text:c="8"/>Rodent rodent = new Rodent(); </text:p>
      <text:p text:style-name="P130"><text:s text:c="8"/>Capybara capybara = (Capybara)rodent; // Throws ClassCastException at runtime . Rodent is not related with <text:tab/><text:tab/><text:tab/><text:tab/> <text:s text:c="24"/>// Capybara</text:p>
      <text:p text:style-name="P130"><text:s text:c="4"/>} </text:p>
      <text:p text:style-name="P130">}</text:p>
      <text:p text:style-name="P129"/>
      <text:p text:style-name="P131"/>
      <text:p text:style-name="P58">DICA:</text:p>
      <text:p text:style-name="P58"/>
      <text:p text:style-name="P132">- <text:span text:style-name="T4">instanceof </text:span>serve para evitar este tipo de erro:</text:p>
      <text:p text:style-name="P132"/>
      <text:p text:style-name="P132">if(rodent instanceof Capybara) { </text:p>
      <text:p text:style-name="P132"><text:s text:c="4"/>Capybara capybara = (Capybara)rodent; </text:p>
      <text:p text:style-name="P132">}</text:p>
      <text:p text:style-name="P117"/>
      <text:p text:style-name="P117"/>
      <text:p text:style-name="P58">OBS:</text:p>
      <text:p text:style-name="P58"/>
      <text:p text:style-name="P132">- <text:span text:style-name="T4">instanceof </text:span>não cai no escopo OCA;</text:p>
      <text:p text:style-name="P133"/>
      <text:p text:style-name="P133">- <text:span text:style-name="T101">é considerada uma boa prática colocar como parâmetro de um método um tipo mais amplo, para o caso deste método ser utilizado fora do contexto de sua classe (reusabilidade);</text:span></text:p>
      <text:p text:style-name="P132"/>
      <text:p text:style-name="P52"/>
      <text:p text:style-name="P52"/>
      <text:p text:style-name="P52"/>
      <text:p text:style-name="P52"/>
      <text:p text:style-name="P51"><text:span text:style-name="T92">RECOMENDAÇÕES</text:span>:</text:p>
      <text:p text:style-name="P51"/>
      <text:p text:style-name="P117">- não use o mesmo nome de um método da classe pai na classe filha;</text:p>
      <text:p text:style-name="P117">- <text:span text:style-name="T92">não esconda (sobreescreva) variáveis na prática;</text:span></text:p>
      <text:p text:style-name="P117"/>
      <text:p text:style-name="P117"/>
      <text:p text:style-name="P117"/>
      <text:p text:style-name="P117"/>
      <text:p text:style-name="P117"/>
      <text:p text:style-name="P117"><text:soft-page-break/></text:p>
      <text:p text:style-name="P117"/>
      <text:p text:style-name="P117"/>
      <text:p text:style-name="P221">Chapter <text:span text:style-name="T144">6</text:span> <text:span text:style-name="T144">Exceptions</text:span></text:p>
      <text:p text:style-name="P219">- <text:span text:style-name="T144">Handling Exceptions</text:span></text:p>
      <text:p text:style-name="P199"/>
      <text:p text:style-name="P199"/>
      <text:p text:style-name="P220">Understanding Exceptions</text:p>
      <text:p text:style-name="P220"/>
      <text:p text:style-name="P213"><text:tab/>O papel da exceção é identificar eventos que acontecem na execução do programa que mudam o fluxo do programa, e que devem ser tratados pelo programador quando possível.</text:p>
      <text:p text:style-name="P213"/>
      <text:p text:style-name="P213"><text:tab/><text:span text:style-name="T153">Lógica das exceções: Existem o tratamento de exceções, e a declaração de exceções.</text:span></text:p>
      <text:p text:style-name="P213"/>
      <text:p text:style-name="P204">Tratamento</text:p>
      <text:p text:style-name="P218"/>
      <text:p text:style-name="P218"><text:tab/>Quando é identificado um trecho de código que pode lançar exceção, então ele é envolvido com o try-catch/try-catch-finnaly, para que quando a exceção ocorrer, ela seja "suprimida" e as contramedidas sejam feitas no bloco catch/catch-finnaly.</text:p>
      <text:p text:style-name="P218"><text:tab/>Caso seja lançada outra exceção, seja implicita ou explicitamente, que não seja capturada em um catch, é como se não houvesse o bloco try-catch/try-catch-finnaly, e o código irá parar por ali, a não ser que o método em que esta exceção tiver ocorrido declare que possa lançar exceção.</text:p>
      <text:p text:style-name="P218"/>
      <text:p text:style-name="P204">Declaração</text:p>
      <text:p text:style-name="P213"/>
      <text:p text:style-name="P213"><text:tab/><text:span text:style-name="T153">Quando um método pode lançar exceção, porém o mesmo não irá tratá-la quando ocorrer. Neste caso o método declara que pode lançar, e passa a responsabilidade do tratamento para quem o chamar.</text:span></text:p>
      <text:p text:style-name="P213"/>
      <text:p text:style-name="P213"/>
      <text:p text:style-name="P213"/>
      <text:p text:style-name="P213"/>
      <text:p text:style-name="P200">DICAS</text:p>
      <text:p text:style-name="P200"/>
      <text:p text:style-name="P213">- evite retornar valores especiais em métodos, ex: não retorne -1 quando um método de pesquisa não encontrar o valor desejado, lance uma exceção;</text:p>
      <text:p text:style-name="P213"/>
      <text:p text:style-name="P213"/>
      <text:p text:style-name="P200">Tipos de Exceções</text:p>
      <text:p text:style-name="P200"/>
      <text:p text:style-name="P200">Unchecked</text:p>
      <text:p text:style-name="P200"/>
      <text:p text:style-name="P213"><text:tab/>São as <text:span text:style-name="T4">RuntimeExceptions</text:span>, que são erros que ocorrem em tempo de execução. Elas geralmente não são fatais, <text:span text:style-name="T146">que devem ser tratadas pelo desenvolvedor, mas só podem ser lançadas pela JVM. O desenvolvedor ainda epode capturá-las (catcheá-las).</text:span></text:p>
      <text:p text:style-name="P215">Ex: </text:p>
      <text:p text:style-name="P215">- ArithmeticException, JVM </text:p>
      <text:p text:style-name="P215">- ArraIndexOutOfBoundsException, JVM</text:p>
      <text:p text:style-name="P215">- ClassCastException, JVM</text:p>
      <text:p text:style-name="P215">- IllegalArgumentException, Programmer </text:p>
      <text:p text:style-name="P215">- NullPointerException, JVM</text:p>
      <text:p text:style-name="P215">- NumberFormatException, Programmer,</text:p>
      <text:p text:style-name="P215">etc.</text:p>
      <text:p text:style-name="P215"/>
      <text:p text:style-name="P215"/>
      <text:p text:style-name="P213"/>
      <text:p text:style-name="P200">Cheked</text:p>
      <text:p text:style-name="P200"/>
      <text:p text:style-name="P200"><text:tab/><text:span text:style-name="T39">Inclui todas as subclasses de Exception que não herdem de RuntimeException. </text:span><text:span text:style-name="T46">Devem ser tratadas (try-catch) ou declaradas (throws). </text:span><text:span text:style-name="T47">Também são as exceções criadas pelo usuário (que não herdem de Runtime).</text:span></text:p>
      <text:p text:style-name="P215">Ex:</text:p>
      <text:p text:style-name="P215"><text:soft-page-break/>- FileNotFoundException,</text:p>
      <text:p text:style-name="P215">- IOException,</text:p>
      <text:p text:style-name="P215">etc.</text:p>
      <text:p text:style-name="P213"/>
      <text:p text:style-name="P213"/>
      <text:p text:style-name="P213"/>
      <text:p text:style-name="P202">Errors</text:p>
      <text:p text:style-name="P202"/>
      <text:p text:style-name="P215"><text:tab/>Herdam de Error. São lançadas pela JVM e não <text:span text:style-name="T150">devem</text:span> ser <text:span text:style-name="T147">declaradas</text:span> nem tratadas.</text:p>
      <text:p text:style-name="P216">Ex:</text:p>
      <text:p text:style-name="P203">ExceptionInInitializerError, JVM</text:p>
      <text:p text:style-name="P216">Quando inicializadores estáticos lanam uma exceção e não a tratam.</text:p>
      <text:p text:style-name="P203">StackOverflowError, JVM</text:p>
      <text:p text:style-name="P216">Quando um método chama ele mesmo infinitamente e estoura a pilha.</text:p>
      <text:p text:style-name="P203">NoClassDefFoundError, JVM</text:p>
      <text:p text:style-name="P216">Quando uma classe está disponível em tempo de compilação, mas não em tempo de execução.</text:p>
      <text:p text:style-name="P216"/>
      <text:p text:style-name="P213"/>
      <text:p text:style-name="P213"/>
      <text:p text:style-name="P213"/>
      <text:p text:style-name="P201">DICAS:</text:p>
      <text:p text:style-name="P214"/>
      <text:p text:style-name="P214">- bloco catch não é obrigatório se tiver o bloco <text:span text:style-name="T145">finally</text:span>;</text:p>
      <text:p text:style-name="P214"/>
      <text:p text:style-name="P214"/>
      <text:p text:style-name="P214"/>
      <text:p text:style-name="P201"><text:s text:c="2"/><text:span text:style-name="T148">DICAS PÓS-QUESTIONÁRIO:</text:span></text:p>
      <text:p text:style-name="P201"/>
      <text:p text:style-name="P214">- <text:span text:style-name="T148">mesmo que uma exceção não seja capturada no catch, se houver finally, ele será executado e depois do try, a stacktrace será exibida, daí sim o programa para;</text:span></text:p>
      <text:p text:style-name="P214"/>
      <text:p text:style-name="P214">- <text:span text:style-name="T148">qualquer classe que herde de </text:span><text:span text:style-name="T28">Throwable </text:span><text:span text:style-name="T148">pode ser declarada (throws);</text:span></text:p>
      <text:p text:style-name="P214"/>
      <text:p text:style-name="P214">- <text:span text:style-name="T149">não se pode declarar uma exceção em um método que dentro dele, lance uma exceção mais ampla (broader), o mesmo vale em herança de métodos;</text:span></text:p>
      <text:p text:style-name="P214"/>
      <text:p text:style-name="P214">- <text:span text:style-name="T29">Errors</text:span><text:span text:style-name="T149"> podem ser declarados e tratados, mas não é um boa prática;</text:span></text:p>
      <text:p text:style-name="P214"/>
      <text:p text:style-name="P214">- <text:span text:style-name="T29">Checked Exceptions</text:span><text:span text:style-name="T149"> devem ser tratadas ou declaradas;</text:span></text:p>
      <text:p text:style-name="P214"/>
      <text:p text:style-name="P214">- <text:span text:style-name="T29">Unchecked Exceptions</text:span><text:span text:style-name="T149"> podem ser tratadas ou declaradas;</text:span></text:p>
      <text:p text:style-name="P214"/>
      <text:p text:style-name="P214">- <text:span text:style-name="T151">se o compilador souber que um código nunca será executado (ex: return executado antes do finally) o código não compila;</text:span></text:p>
      <text:p text:style-name="P214"/>
      <text:p text:style-name="P214">- <text:span text:style-name="T152">um método que lanca uma Checked Exception explicitamente, deve declará-la (throws). Isso é recursivo;</text:span></text:p>
      <text:p text:style-name="P214"/>
      <text:p text:style-name="P214">- <text:span text:style-name="T152">se um método lança e captura a exceção em um catch (e não lançar outra exceção no catch), não é necessário declará-la com throws;</text:span></text:p>
      <text:p text:style-name="P214"/>
      <text:p text:style-name="P217">- <text:span text:style-name="T154">classes do tipo </text:span><text:span text:style-name="T30">é-um</text:span><text:span text:style-name="T154"> em exceções, podem ser declaradas nas filhas, o que não pode é um tipo mais amplo que a classe pai não tenha relação;</text:span></text:p>
      <text:p text:style-name="P217"/>
      <text:p text:style-name="P217">- <text:span text:style-name="T154">o método que lançar uma exceção explicitamente, deve tratá-la ou declará-la;</text:span></text:p>
      <text:p text:style-name="P217"/>
      <text:p text:style-name="P217">- <text:span text:style-name="T155">se uma Checked Exception for lançada e depois no finally for lançada uma Unchecked, a Checked não será ignorada, e não compilará se não for tratada ou declarada;</text:span></text:p>
      <text:p text:style-name="P217"><text:soft-page-break/></text:p>
      <text:p text:style-name="P217">- <text:span text:style-name="T156">se várias exceções Unchecked forem lançadas e ao final (finally) for lançada outra, somente a última será exibida;</text:span></text:p>
      <text:p text:style-name="P217"/>
      <text:p text:style-name="P217">- <text:span text:style-name="T31">mesmo que no try seja executado um return</text:span><text:span text:style-name="T157">, se houver um finally, o return será ignorado e o finally ainda será executado;</text:span></text:p>
      <text:p text:style-name="P217"/>
      <text:p text:style-name="P217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2T12:23:04.258396666</dc:date>
    <meta:generator>LibreOffice/4.2.8.2$Linux_X86_64 LibreOffice_project/420m0$Build-2</meta:generator>
    <meta:editing-duration>PT13H38M44S</meta:editing-duration>
    <meta:editing-cycles>59</meta:editing-cycles>
    <meta:document-statistic meta:table-count="0" meta:image-count="0" meta:object-count="0" meta:page-count="27" meta:paragraph-count="623" meta:word-count="6065" meta:character-count="41535" meta:non-whitespace-character-count="35456"/>
  </office:meta>
</office:document-meta>
</file>